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ec6d0" officeooo:paragraph-rsid="000ec6d0" style:font-size-asian="14pt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monospace" fo:font-size="8.5pt" fo:letter-spacing="normal" fo:font-style="normal" fo:font-weight="bold" officeooo:rsid="000ec6d0" officeooo:paragraph-rsid="000ec6d0" style:font-size-asian="14pt" style:font-size-complex="14pt"/>
    </style:style>
    <style:style style:name="P3" style:family="paragraph" style:parent-style-name="Preformatted_20_Text" style:list-style-name="L1">
      <style:paragraph-properties fo:text-align="justify" style:justify-single-word="false"/>
      <style:text-properties style:font-name="Times New Roman" fo:font-size="14pt" officeooo:rsid="000ec6d0" officeooo:paragraph-rsid="000ec6d0" style:font-size-asian="14pt" style:font-size-complex="14pt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5" style:family="paragraph" style:parent-style-name="Preformatted_20_Text">
      <style:paragraph-properties fo:margin-top="0in" fo:margin-bottom="0in" loext:contextual-spacing="false" fo:orphans="2" fo:widows="2"/>
    </style:style>
    <style:style style:name="P6" style:family="paragraph" style:parent-style-name="Preformatted_20_Text">
      <style:paragraph-properties fo:margin-top="0in" fo:margin-bottom="0in" loext:contextual-spacing="false" fo:orphans="2" fo:widows="2"/>
      <style:text-properties officeooo:paragraph-rsid="00119104"/>
    </style:style>
    <style:style style:name="P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fo:letter-spacing="normal" officeooo:paragraph-rsid="00102c69"/>
    </style:style>
    <style:style style:name="P9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777777" fo:font-size="8.5pt" fo:letter-spacing="normal" fo:font-style="normal" fo:font-weight="normal"/>
    </style:style>
    <style:style style:name="P10" style:family="paragraph" style:parent-style-name="Preformatted_20_Text">
      <style:paragraph-properties fo:margin-top="0.0972in" fo:margin-bottom="0.0835in" loext:contextual-spacing="false" fo:orphans="2" fo:widows="2"/>
    </style:style>
    <style:style style:name="P11" style:family="paragraph" style:parent-style-name="Preformatted_20_Text">
      <style:paragraph-properties fo:margin-top="0.139in" fo:margin-bottom="0.0835in" loext:contextual-spacing="false" fo:orphans="2" fo:widows="2"/>
    </style:style>
    <style:style style:name="P12" style:family="paragraph" style:parent-style-name="Preformatted_20_Text">
      <style:paragraph-properties fo:margin-top="0.0835in" fo:margin-bottom="0.0835in" loext:contextual-spacing="false" fo:orphans="2" fo:widows="2"/>
    </style:style>
    <style:style style:name="T1" style:family="text">
      <style:text-properties fo:font-size="8.5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monospace" fo:font-size="8.5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000000" style:font-name="monospace" fo:font-size="8.5pt" fo:letter-spacing="normal" fo:font-style="normal" fo:font-weight="bold"/>
    </style:style>
    <style:style style:name="T4" style:family="text">
      <style:text-properties fo:font-variant="normal" fo:text-transform="none" fo:color="#000000" fo:font-size="8.5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ffffff" style:text-line-through-style="none" style:text-line-through-type="none" fo:letter-spacing="normal" style:text-underline-style="none" style:text-blinking="false"/>
    </style:style>
    <style:style style:name="T7" style:family="text">
      <style:text-properties fo:font-variant="normal" fo:text-transform="none" fo:color="#777777" fo:font-size="8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y</text:p>
      <text:list xml:id="list2102826963" text:style-name="L1">
        <text:list-item>
          <text:p text:style-name="P3"><text:a xlink:type="simple" xlink:href="https://tools.ietf.org/html/rfc4566#section-5.1" office:name="section-5.1" text:style-name="Internet_20_link" text:visited-style-name="Visited_20_Internet_20_Link"><text:span text:style-name="T2">5.1</text:span></text:a><text:span text:style-name="T3">. <text:s/>Protocol Version ("v=")</text:span></text:p>
        </text:list-item>
      </text:list>
      <text:p text:style-name="P5"/>
      <text:p text:style-name="P5"/>
      <text:p text:style-name="P7"><text:s text:c="6"/><text:span text:style-name="T1">v=0</text:span></text:p>
      <text:p text:style-name="P5"/>
      <text:p text:style-name="P7"><text:s text:c="3"/><text:span text:style-name="T1">The "v=" field gives the version of the Session Description Protocol.</text:span></text:p>
      <text:p text:style-name="P7"><text:s text:c="3"/><text:span text:style-name="T1">This memo defines version 0. <text:s/>There is no minor version number.</text:span></text:p>
      <text:p text:style-name="P5"/>
      <text:p text:style-name="P10"><text:a xlink:type="simple" xlink:href="https://tools.ietf.org/html/rfc4566#section-5.2" office:name="section-5.2" text:style-name="Internet_20_link" text:visited-style-name="Visited_20_Internet_20_Link"><text:span text:style-name="T2">5.2</text:span></text:a><text:span text:style-name="T3">. <text:s/>Origin ("o=")</text:span></text:p>
      <text:p text:style-name="P5"/>
      <text:p text:style-name="P5"/>
      <text:p text:style-name="P7"><text:s text:c="6"/><text:span text:style-name="T1">o=&lt;username&gt; &lt;sess-id&gt; &lt;sess-version&gt; &lt;nettype&gt; &lt;addrtype&gt;</text:span></text:p>
      <text:p text:style-name="P7"><text:s text:c="8"/><text:span text:style-name="T1">&lt;unicast-address&gt;</text:span></text:p>
      <text:p text:style-name="P5"/>
      <text:p text:style-name="P7"><text:s text:c="3"/><text:span text:style-name="T1">The "o=" field gives the originator of the session (her username and</text:span></text:p>
      <text:p text:style-name="P7"><text:s text:c="3"/><text:span text:style-name="T1">the address of the user's host) plus a session identifier and version</text:span></text:p>
      <text:p text:style-name="P7"><text:s text:c="3"/><text:span text:style-name="T1">number:</text:span></text:p>
      <text:p text:style-name="P5"/>
      <text:p text:style-name="P7"><text:s text:c="3"/><text:span text:style-name="T1">&lt;username&gt; is the user's login on the originating host, or it is "-"</text:span></text:p>
      <text:p text:style-name="P7"><text:s text:c="6"/><text:span text:style-name="T1">if the originating host does not support the concept of user IDs.</text:span></text:p>
      <text:p text:style-name="P7"><text:s text:c="6"/><text:span text:style-name="T1">The &lt;username&gt; MUST NOT contain spaces.</text:span></text:p>
      <text:p text:style-name="P5"/>
      <text:p text:style-name="P7"><text:s text:c="3"/><text:span text:style-name="T1">&lt;sess-id&gt; is a numeric string such that the tuple of &lt;username&gt;,</text:span></text:p>
      <text:p text:style-name="P7"><text:s text:c="6"/><text:span text:style-name="T1">&lt;sess-id&gt;, &lt;nettype&gt;, &lt;addrtype&gt;, and &lt;unicast-address&gt; forms a</text:span></text:p>
      <text:p text:style-name="P7"><text:s text:c="6"/><text:span text:style-name="T1">globally unique identifier for the session. <text:s/>The method of</text:span></text:p>
      <text:p text:style-name="P7"><text:s text:c="6"/><text:span text:style-name="T1">&lt;sess-id&gt; allocation is up to the creating tool, but it has been</text:span></text:p>
      <text:p text:style-name="P7"><text:s text:c="6"/><text:span text:style-name="T1">suggested that a Network Time Protocol (NTP) format timestamp be</text:span></text:p>
      <text:p text:style-name="P5"><text:span text:style-name="T5"><text:s text:c="6"/></text:span><text:span text:style-name="T4">used to ensure uniqueness [</text:span><text:a xlink:type="simple" xlink:href="https://tools.ietf.org/html/rfc4566#ref-13" text:style-name="Internet_20_link" text:visited-style-name="Visited_20_Internet_20_Link">13</text:a><text:span text:style-name="T4">].</text:span></text:p>
      <text:p text:style-name="P5"/>
      <text:p text:style-name="P7"><text:s text:c="3"/><text:span text:style-name="T1">&lt;sess-version&gt; is a version number for this session description. <text:s/>Its</text:span></text:p>
      <text:p text:style-name="P7"><text:s text:c="6"/><text:span text:style-name="T1">usage is up to the creating tool, so long as &lt;sess-version&gt; is</text:span></text:p>
      <text:p text:style-name="P7"><text:s text:c="6"/><text:span text:style-name="T1">increased when a modification is made to the session data. <text:s/>Again,</text:span></text:p>
      <text:p text:style-name="P7"><text:s text:c="6"/><text:span text:style-name="T1">it is RECOMMENDED that an NTP format timestamp is used.</text:span></text:p>
      <text:p text:style-name="P5"/>
      <text:p text:style-name="P7"><text:s text:c="3"/><text:span text:style-name="T1">&lt;nettype&gt; is a text string giving the type of network. <text:s/>Initially</text:span></text:p>
      <text:p text:style-name="P7"><text:s text:c="6"/><text:span text:style-name="T1">"IN" is defined to have the meaning "Internet", but other values</text:span></text:p>
      <text:p text:style-name="P5"><text:span text:style-name="T5"><text:s text:c="6"/></text:span><text:span text:style-name="T4">MAY be registered in the future (see </text:span><text:a xlink:type="simple" xlink:href="https://tools.ietf.org/html/rfc4566#section-8" text:style-name="Internet_20_link" text:visited-style-name="Visited_20_Internet_20_Link">Section 8</text:a><text:span text:style-name="T4">).</text:span></text:p>
      <text:p text:style-name="P5"/>
      <text:p text:style-name="P7"><text:s text:c="3"/><text:span text:style-name="T1">&lt;addrtype&gt; is a text string giving the type of the address that</text:span></text:p>
      <text:p text:style-name="P7"><text:s text:c="6"/><text:span text:style-name="T1">follows. <text:s/>Initially "IP4" and "IP6" are defined, but other values</text:span></text:p>
      <text:p text:style-name="P5"><text:span text:style-name="T5"><text:s text:c="6"/></text:span><text:span text:style-name="T4">MAY be registered in the future (see </text:span><text:a xlink:type="simple" xlink:href="https://tools.ietf.org/html/rfc4566#section-8" text:style-name="Internet_20_link" text:visited-style-name="Visited_20_Internet_20_Link">Section 8</text:a><text:span text:style-name="T4">).</text:span></text:p>
      <text:p text:style-name="P5"/>
      <text:p text:style-name="P7"><text:s text:c="3"/><text:span text:style-name="T1">&lt;unicast-address&gt; is the address of the machine from which the</text:span></text:p>
      <text:p text:style-name="P7"><text:s text:c="6"/><text:span text:style-name="T1">session was created. <text:s/>For an address type of IP4, this is either</text:span></text:p>
      <text:p text:style-name="P7"><text:s text:c="6"/><text:span text:style-name="T1">the fully qualified domain name of the machine or the dotted-</text:span></text:p>
      <text:p text:style-name="P7"><text:s text:c="6"/><text:span text:style-name="T1">decimal representation of the IP version 4 address of the machine.</text:span></text:p>
      <text:p text:style-name="P7"><text:s text:c="6"/><text:span text:style-name="T1">For an address type of IP6, this is either the fully qualified</text:span></text:p>
      <text:p text:style-name="P7"><text:s text:c="6"/><text:span text:style-name="T1">domain name of the machine or the compressed textual</text:span></text:p>
      <text:p text:style-name="P7"><text:s text:c="6"/><text:span text:style-name="T1">representation of the IP version 6 address of the machine. <text:s/>For</text:span></text:p>
      <text:p text:style-name="P7"><text:s text:c="6"/><text:span text:style-name="T1">both IP4 and IP6, the fully qualified domain name is the form that</text:span></text:p>
      <text:p text:style-name="P7"><text:s text:c="6"/><text:span text:style-name="T1">SHOULD be given unless this is unavailable, in which case the</text:span></text:p>
      <text:p text:style-name="P7"><text:s text:c="6"/><text:span text:style-name="T1">globally unique address MAY be substituted. <text:s/>A local IP address</text:span></text:p>
      <text:p text:style-name="P7"><text:s text:c="6"/><text:span text:style-name="T1">MUST NOT be used in any context where the SDP description might</text:span></text:p>
      <text:p text:style-name="P7"><text:s text:c="6"/><text:span text:style-name="T1">leave the scope in which the address is meaningful (for example, a</text:span></text:p>
      <text:p text:style-name="P7"><text:s text:c="6"/><text:span text:style-name="T1">local address MUST NOT be included in an application-level</text:span></text:p>
      <text:p text:style-name="P7"><text:s text:c="6"/><text:span text:style-name="T1">referral that might leave the scope).</text:span></text:p>
      <text:p text:style-name="P5"/>
      <text:p text:style-name="P5"/>
      <text:p text:style-name="P5"/>
      <text:p text:style-name="P7"><text:s text:c="3"/><text:span text:style-name="T1">In general, the "o=" field serves as a globally unique identifier for</text:span></text:p>
      <text:p text:style-name="P7"><text:s text:c="3"/><text:span text:style-name="T1">this version of this session description, and the subfields excepting</text:span></text:p>
      <text:p text:style-name="P7"><text:soft-page-break/><text:s text:c="3"/><text:span text:style-name="T1">the version taken together identify the session irrespective of any</text:span></text:p>
      <text:p text:style-name="P7"><text:s text:c="3"/><text:span text:style-name="T1">modifications.</text:span></text:p>
      <text:p text:style-name="P5"/>
      <text:p text:style-name="P7"><text:s text:c="3"/><text:span text:style-name="T1">For privacy reasons, it is sometimes desirable to obfuscate the</text:span></text:p>
      <text:p text:style-name="P7"><text:s text:c="3"/><text:span text:style-name="T1">username and IP address of the session originator. <text:s/>If this is a</text:span></text:p>
      <text:p text:style-name="P7"><text:s text:c="3"/><text:span text:style-name="T1">concern, an arbitrary &lt;username&gt; and private &lt;unicast-address&gt; MAY be</text:span></text:p>
      <text:p text:style-name="P7"><text:s text:c="3"/><text:span text:style-name="T1">chosen to populate the "o=" field, provided that these are selected</text:span></text:p>
      <text:p text:style-name="P7"><text:s text:c="3"/><text:span text:style-name="T1">in a manner that does not affect the global uniqueness of the field.</text:span></text:p>
      <text:p text:style-name="P5"/>
      <text:p text:style-name="P10"><text:a xlink:type="simple" xlink:href="https://tools.ietf.org/html/rfc4566#section-5.3" office:name="section-5.3" text:style-name="Internet_20_link" text:visited-style-name="Visited_20_Internet_20_Link"><text:span text:style-name="T2">5.3</text:span></text:a><text:span text:style-name="T3">. <text:s/>Session Name ("s=")</text:span></text:p>
      <text:p text:style-name="P5"/>
      <text:p text:style-name="P5"/>
      <text:p text:style-name="P7"><text:s text:c="6"/><text:span text:style-name="T1">s=&lt;session name&gt;</text:span></text:p>
      <text:p text:style-name="P5"/>
      <text:p text:style-name="P7"><text:s text:c="3"/><text:span text:style-name="T1">The "s=" field is the textual session name. <text:s/>There MUST be one and</text:span></text:p>
      <text:p text:style-name="P7"><text:s text:c="3"/><text:span text:style-name="T1">only one "s=" field per session description. <text:s/>The "s=" field MUST NOT</text:span></text:p>
      <text:p text:style-name="P7"><text:s text:c="3"/><text:span text:style-name="T1">be empty and SHOULD contain ISO 10646 characters (but see also the</text:span></text:p>
      <text:p text:style-name="P7"><text:s text:c="3"/><text:span text:style-name="T1">"a=charset" attribute). <text:s/>If a session has no meaningful name, the</text:span></text:p>
      <text:p text:style-name="P7"><text:s text:c="3"/><text:span text:style-name="T1">value "s= " SHOULD be used (i.e., a single space as the session</text:span></text:p>
      <text:p text:style-name="P8"><text:s text:c="3"/><text:span text:style-name="T1">name).</text:span></text:p>
      <text:p text:style-name="P5"/>
      <text:p text:style-name="P10"><text:a xlink:type="simple" xlink:href="https://tools.ietf.org/html/rfc4566#section-5.4" office:name="section-5.4" text:style-name="Internet_20_link" text:visited-style-name="Visited_20_Internet_20_Link"><text:span text:style-name="T2">5.4</text:span></text:a><text:span text:style-name="T3">. <text:s/>Session Information ("i=")</text:span></text:p>
      <text:p text:style-name="P5"/>
      <text:p text:style-name="P5"/>
      <text:p text:style-name="P7"><text:s text:c="6"/><text:span text:style-name="T1">i=&lt;session description&gt;</text:span></text:p>
      <text:p text:style-name="P5"/>
      <text:p text:style-name="P7"><text:s text:c="3"/><text:span text:style-name="T1">The "i=" field provides textual information about the session. <text:s/>There</text:span></text:p>
      <text:p text:style-name="P7"><text:s text:c="3"/><text:span text:style-name="T1">MUST be at most one session-level "i=" field per session description,</text:span></text:p>
      <text:p text:style-name="P7"><text:s text:c="3"/><text:span text:style-name="T1">and at most one "i=" field per media. <text:s/>If the "a=charset" attribute</text:span></text:p>
      <text:p text:style-name="P7"><text:s text:c="3"/><text:span text:style-name="T1">is present, it specifies the character set used in the "i=" field.</text:span></text:p>
      <text:p text:style-name="P7"><text:s text:c="3"/><text:span text:style-name="T1">If the "a=charset" attribute is not present, the "i=" field MUST</text:span></text:p>
      <text:p text:style-name="P7"><text:s text:c="3"/><text:span text:style-name="T1">contain ISO 10646 characters in UTF-8 encoding.</text:span></text:p>
      <text:p text:style-name="P5"/>
      <text:p text:style-name="P7"><text:s text:c="3"/><text:span text:style-name="T1">A single "i=" field MAY also be used for each media definition. <text:s/>In</text:span></text:p>
      <text:p text:style-name="P7"><text:s text:c="3"/><text:span text:style-name="T1">media definitions, "i=" fields are primarily intended for labelling</text:span></text:p>
      <text:p text:style-name="P7"><text:s text:c="3"/><text:span text:style-name="T1">media streams. <text:s/>As such, they are most likely to be useful when a</text:span></text:p>
      <text:p text:style-name="P7"><text:s text:c="3"/><text:span text:style-name="T1">single session has more than one distinct media stream of the same</text:span></text:p>
      <text:p text:style-name="P7"><text:s text:c="3"/><text:span text:style-name="T1">media type. <text:s/>An example would be two different whiteboards, one for</text:span></text:p>
      <text:p text:style-name="P7"><text:s text:c="3"/><text:span text:style-name="T1">slides and one for feedback and questions.</text:span></text:p>
      <text:p text:style-name="P5"/>
      <text:p text:style-name="P7"><text:s text:c="3"/><text:span text:style-name="T1">The "i=" field is intended to provide a free-form human-readable</text:span></text:p>
      <text:p text:style-name="P7"><text:s text:c="3"/><text:span text:style-name="T1">description of the session or the purpose of a media stream. <text:s/>It is</text:span></text:p>
      <text:p text:style-name="P7"><text:s text:c="3"/><text:span text:style-name="T1">not suitable for parsing by automata.</text:span></text:p>
      <text:p text:style-name="P5"/>
      <text:p text:style-name="P5"/>
      <text:p text:style-name="P5"/>
      <text:p text:style-name="P5"/>
      <text:p text:style-name="P5"/>
      <text:p text:style-name="P10"><text:a xlink:type="simple" xlink:href="https://tools.ietf.org/html/rfc4566#section-5.5" office:name="section-5.5" text:style-name="Internet_20_link" text:visited-style-name="Visited_20_Internet_20_Link"><text:span text:style-name="T2">5.5</text:span></text:a><text:span text:style-name="T3">. <text:s/>URI ("u=")</text:span></text:p>
      <text:p text:style-name="P5"/>
      <text:p text:style-name="P5"/>
      <text:p text:style-name="P7"><text:s text:c="6"/><text:span text:style-name="T1">u=&lt;uri&gt;</text:span></text:p>
      <text:p text:style-name="P5"/>
      <text:p text:style-name="P5"><text:span text:style-name="T5"><text:s text:c="3"/></text:span><text:span text:style-name="T4">A URI is a Uniform Resource Identifier as used by WWW clients [</text:span><text:a xlink:type="simple" xlink:href="https://tools.ietf.org/html/rfc4566#ref-7" text:style-name="Internet_20_link" text:visited-style-name="Visited_20_Internet_20_Link">7</text:a><text:span text:style-name="T4">].</text:span></text:p>
      <text:p text:style-name="P7"><text:s text:c="3"/><text:span text:style-name="T1">The URI should be a pointer to additional information about the</text:span></text:p>
      <text:p text:style-name="P7"><text:s text:c="3"/><text:span text:style-name="T1">session. <text:s/>This field is OPTIONAL, but if it is present it MUST be</text:span></text:p>
      <text:p text:style-name="P7"><text:s text:c="3"/><text:span text:style-name="T1">specified before the first media field. <text:s/>No more than one URI field</text:span></text:p>
      <text:p text:style-name="P7"><text:s text:c="3"/><text:span text:style-name="T1">is allowed per session description.</text:span></text:p>
      <text:p text:style-name="P5"/>
      <text:p text:style-name="P10"><text:a xlink:type="simple" xlink:href="https://tools.ietf.org/html/rfc4566#section-5.6" office:name="section-5.6" text:style-name="Internet_20_link" text:visited-style-name="Visited_20_Internet_20_Link"><text:span text:style-name="T2">5.6</text:span></text:a><text:span text:style-name="T3">. <text:s/>Email Address and Phone Number ("e=" and "p=")</text:span></text:p>
      <text:p text:style-name="P5"><text:soft-page-break/></text:p>
      <text:p text:style-name="P5"/>
      <text:p text:style-name="P7"><text:s text:c="6"/><text:span text:style-name="T1">e=&lt;email-address&gt;</text:span></text:p>
      <text:p text:style-name="P7"><text:s text:c="6"/><text:span text:style-name="T1">p=&lt;phone-number&gt;</text:span></text:p>
      <text:p text:style-name="P5"/>
      <text:p text:style-name="P7"><text:s text:c="3"/><text:span text:style-name="T1">The "e=" and "p=" lines specify contact information for the person</text:span></text:p>
      <text:p text:style-name="P7"><text:s text:c="3"/><text:span text:style-name="T1">responsible for the conference. <text:s/>This is not necessarily the same</text:span></text:p>
      <text:p text:style-name="P7"><text:s text:c="3"/><text:span text:style-name="T1">person that created the conference announcement.</text:span></text:p>
      <text:p text:style-name="P5"/>
      <text:p text:style-name="P7"><text:s text:c="3"/><text:span text:style-name="T1">Inclusion of an email address or phone number is OPTIONAL. <text:s/>Note that</text:span></text:p>
      <text:p text:style-name="P7"><text:s text:c="3"/><text:span text:style-name="T1">the previous version of SDP specified that either an email field or a</text:span></text:p>
      <text:p text:style-name="P7"><text:s text:c="3"/><text:span text:style-name="T1">phone field MUST be specified, but this was widely ignored. <text:s/>The</text:span></text:p>
      <text:p text:style-name="P7"><text:s text:c="3"/><text:span text:style-name="T1">change brings the specification into line with common usage.</text:span></text:p>
      <text:p text:style-name="P5"/>
      <text:p text:style-name="P7"><text:s text:c="3"/><text:span text:style-name="T1">If an email address or phone number is present, it MUST be specified</text:span></text:p>
      <text:p text:style-name="P7"><text:s text:c="3"/><text:span text:style-name="T1">before the first media field. <text:s/>More than one email or phone field can</text:span></text:p>
      <text:p text:style-name="P7"><text:s text:c="3"/><text:span text:style-name="T1">be given for a session description.</text:span></text:p>
      <text:p text:style-name="P5"/>
      <text:p text:style-name="P7"><text:s text:c="3"/><text:span text:style-name="T1">Phone numbers SHOULD be given in the form of an international public</text:span></text:p>
      <text:p text:style-name="P7"><text:s text:c="3"/><text:span text:style-name="T1">telecommunication number (see ITU-T Recommendation E.164) preceded by</text:span></text:p>
      <text:p text:style-name="P7"><text:s text:c="3"/><text:span text:style-name="T1">a "+". <text:s/>Spaces and hyphens may be used to split up a phone field to</text:span></text:p>
      <text:p text:style-name="P7"><text:s text:c="3"/><text:span text:style-name="T1">aid readability if desired. <text:s/>For example:</text:span></text:p>
      <text:p text:style-name="P5"/>
      <text:p text:style-name="P7"><text:s text:c="6"/><text:span text:style-name="T1">p=+1 617 555-6011</text:span></text:p>
      <text:p text:style-name="P5"/>
      <text:p text:style-name="P7"><text:s text:c="3"/><text:span text:style-name="T1">Both email addresses and phone numbers can have an OPTIONAL free text</text:span></text:p>
      <text:p text:style-name="P7"><text:s text:c="3"/><text:span text:style-name="T1">string associated with them, normally giving the name of the person</text:span></text:p>
      <text:p text:style-name="P7"><text:s text:c="3"/><text:span text:style-name="T1">who may be contacted. <text:s/>This MUST be enclosed in parentheses if it is</text:span></text:p>
      <text:p text:style-name="P7"><text:s text:c="3"/><text:span text:style-name="T1">present. <text:s/>For example:</text:span></text:p>
      <text:p text:style-name="P5"/>
      <text:p text:style-name="P7"><text:s text:c="6"/><text:span text:style-name="T1">e=j.doe@example.com (Jane Doe)</text:span></text:p>
      <text:p text:style-name="P5"/>
      <text:p text:style-name="P5"><text:span text:style-name="T5"><text:s text:c="3"/></text:span><text:span text:style-name="T4">The alternative </text:span><text:a xlink:type="simple" xlink:href="https://tools.ietf.org/html/rfc2822" text:style-name="Internet_20_link" text:visited-style-name="Visited_20_Internet_20_Link">RFC 2822</text:a><text:span text:style-name="T4"> [</text:span><text:a xlink:type="simple" xlink:href="https://tools.ietf.org/html/rfc4566#ref-29" text:style-name="Internet_20_link" text:visited-style-name="Visited_20_Internet_20_Link">29</text:a><text:span text:style-name="T4">] name quoting convention is also allowed</text:span></text:p>
      <text:p text:style-name="P7"><text:s text:c="3"/><text:span text:style-name="T1">for both email addresses and phone numbers. <text:s/>For example:</text:span></text:p>
      <text:p text:style-name="P5"/>
      <text:p text:style-name="P7"><text:s text:c="6"/><text:span text:style-name="T1">e=Jane Doe &lt;j.doe@example.com&gt;</text:span></text:p>
      <text:p text:style-name="P5"/>
      <text:p text:style-name="P7"><text:s text:c="3"/><text:span text:style-name="T1">The free text string SHOULD be in the ISO-10646 character set with</text:span></text:p>
      <text:p text:style-name="P7"><text:s text:c="3"/><text:span text:style-name="T1">UTF-8 encoding, or alternatively in ISO-8859-1 or other encodings if</text:span></text:p>
      <text:p text:style-name="P7"><text:s text:c="3"/><text:span text:style-name="T1">the appropriate session-level "a=charset" attribute is set.</text:span></text:p>
      <text:p text:style-name="P5"/>
      <text:p text:style-name="P10"><text:a xlink:type="simple" xlink:href="https://tools.ietf.org/html/rfc4566#section-5.7" office:name="section-5.7" text:style-name="Internet_20_link" text:visited-style-name="Visited_20_Internet_20_Link"><text:span text:style-name="T2">5.7</text:span></text:a><text:span text:style-name="T3">. <text:s/>Connection Data ("c=")</text:span></text:p>
      <text:p text:style-name="P5"/>
      <text:p text:style-name="P5"/>
      <text:p text:style-name="P7"><text:s text:c="6"/><text:span text:style-name="T1">c=&lt;nettype&gt; &lt;addrtype&gt; &lt;connection-address&gt;</text:span></text:p>
      <text:p text:style-name="P5"/>
      <text:p text:style-name="P7"><text:s text:c="3"/><text:span text:style-name="T1">The "c=" field contains connection data.</text:span></text:p>
      <text:p text:style-name="P5"/>
      <text:p text:style-name="P7"><text:s text:c="3"/><text:span text:style-name="T1">A session description MUST contain either at least one "c=" field in</text:span></text:p>
      <text:p text:style-name="P7"><text:s text:c="3"/><text:span text:style-name="T1">each media description or a single "c=" field at the session level.</text:span></text:p>
      <text:p text:style-name="P7"><text:s text:c="3"/><text:span text:style-name="T1">It MAY contain a single session-level "c=" field and additional "c="</text:span></text:p>
      <text:p text:style-name="P7"><text:s text:c="3"/><text:span text:style-name="T1">field(s) per media description, in which case the per-media values</text:span></text:p>
      <text:p text:style-name="P7"><text:s text:c="3"/><text:span text:style-name="T1">override the session-level settings for the respective media.</text:span></text:p>
      <text:p text:style-name="P5"/>
      <text:p text:style-name="P7"><text:s text:c="3"/><text:span text:style-name="T1">The first sub-field ("&lt;nettype&gt;") is the network type, which is a</text:span></text:p>
      <text:p text:style-name="P7"><text:s text:c="3"/><text:span text:style-name="T1">text string giving the type of network. <text:s/>Initially, "IN" is defined</text:span></text:p>
      <text:p text:style-name="P7"><text:s text:c="3"/><text:span text:style-name="T1">to have the meaning "Internet", but other values MAY be registered in</text:span></text:p>
      <text:p text:style-name="P5"><text:span text:style-name="T5"><text:s text:c="3"/></text:span><text:span text:style-name="T4">the future (see </text:span><text:a xlink:type="simple" xlink:href="https://tools.ietf.org/html/rfc4566#section-8" text:style-name="Internet_20_link" text:visited-style-name="Visited_20_Internet_20_Link">Section 8</text:a><text:span text:style-name="T4">).</text:span></text:p>
      <text:p text:style-name="P5"/>
      <text:p text:style-name="P7"><text:s text:c="3"/><text:span text:style-name="T1">The second sub-field ("&lt;addrtype&gt;") is the address type. <text:s/>This allows</text:span></text:p>
      <text:p text:style-name="P7"><text:s text:c="3"/><text:span text:style-name="T1">SDP to be used for sessions that are not IP based. <text:s/>This memo only</text:span></text:p>
      <text:p text:style-name="P7"><text:s text:c="3"/><text:span text:style-name="T1">defines IP4 and IP6, but other values MAY be registered in the future</text:span></text:p>
      <text:p text:style-name="P5"><text:span text:style-name="T5"><text:s text:c="3"/></text:span><text:span text:style-name="T4">(see </text:span><text:a xlink:type="simple" xlink:href="https://tools.ietf.org/html/rfc4566#section-8" text:style-name="Internet_20_link" text:visited-style-name="Visited_20_Internet_20_Link">Section 8</text:a><text:span text:style-name="T4">).</text:span></text:p>
      <text:p text:style-name="P5"><text:soft-page-break/></text:p>
      <text:p text:style-name="P7"><text:s text:c="3"/><text:span text:style-name="T1">The third sub-field ("&lt;connection-address&gt;") is the connection</text:span></text:p>
      <text:p text:style-name="P7"><text:s text:c="3"/><text:span text:style-name="T1">address. <text:s/>OPTIONAL sub-fields MAY be added after the connection</text:span></text:p>
      <text:p text:style-name="P7"><text:s text:c="3"/><text:span text:style-name="T1">address depending on the value of the &lt;addrtype&gt; field.</text:span></text:p>
      <text:p text:style-name="P5"/>
      <text:p text:style-name="P7"><text:s text:c="3"/><text:span text:style-name="T1">When the &lt;addrtype&gt; is IP4 and IP6, the connection address is defined</text:span></text:p>
      <text:p text:style-name="P7"><text:s text:c="3"/><text:span text:style-name="T1">as follows:</text:span></text:p>
      <text:p text:style-name="P5"/>
      <text:p text:style-name="P7"><text:s text:c="3"/><text:span text:style-name="T1">o <text:s/>If the session is multicast, the connection address will be an IP</text:span></text:p>
      <text:p text:style-name="P7"><text:s text:c="6"/><text:span text:style-name="T1">multicast group address. <text:s/>If the session is not multicast, then</text:span></text:p>
      <text:p text:style-name="P7"><text:s text:c="6"/><text:span text:style-name="T1">the connection address contains the unicast IP address of the</text:span></text:p>
      <text:p text:style-name="P7"><text:s text:c="6"/><text:span text:style-name="T1">expected data source or data relay or data sink as determined by</text:span></text:p>
      <text:p text:style-name="P7"><text:s text:c="6"/><text:span text:style-name="T1">additional attribute fields. <text:s/>It is not expected that unicast</text:span></text:p>
      <text:p text:style-name="P7"><text:s text:c="6"/><text:span text:style-name="T1">addresses will be given in a session description that is</text:span></text:p>
      <text:p text:style-name="P7"><text:s text:c="6"/><text:span text:style-name="T1">communicated by a multicast announcement, though this is not</text:span></text:p>
      <text:p text:style-name="P7"><text:s text:c="6"/><text:span text:style-name="T1">prohibited.</text:span></text:p>
      <text:p text:style-name="P5"/>
      <text:p text:style-name="P7"><text:s text:c="3"/><text:span text:style-name="T1">o <text:s/>Sessions using an IPv4 multicast connection address MUST also have</text:span></text:p>
      <text:p text:style-name="P7"><text:s text:c="6"/><text:span text:style-name="T1">a time to live (TTL) value present in addition to the multicast</text:span></text:p>
      <text:p text:style-name="P7"><text:s text:c="6"/><text:span text:style-name="T1">address. <text:s/>The TTL and the address together define the scope with</text:span></text:p>
      <text:p text:style-name="P7"><text:s text:c="6"/><text:span text:style-name="T1">which multicast packets sent in this conference will be sent. <text:s/>TTL</text:span></text:p>
      <text:p text:style-name="P7"><text:s text:c="6"/><text:span text:style-name="T1">values MUST be in the range 0-255. <text:s/>Although the TTL MUST be</text:span></text:p>
      <text:p text:style-name="P7"><text:s text:c="6"/><text:span text:style-name="T1">specified, its use to scope multicast traffic is deprecated;</text:span></text:p>
      <text:p text:style-name="P5"/>
      <text:p text:style-name="P5"/>
      <text:p text:style-name="P5"/>
      <text:p text:style-name="P9">Handley, et al. <text:s text:c="12"/>Standards Track <text:s text:c="19"/>[Page 14]</text:p>
      <text:p text:style-name="Horizontal_20_Line"/>
      <text:p text:style-name="P4"><text:bookmark text:name="page-15"/><text:a xlink:type="simple" xlink:href="https://tools.ietf.org/html/rfc4566#page-15" office:name="page-15" text:style-name="Internet_20_link" text:visited-style-name="Visited_20_Internet_20_Link"><text:span text:style-name="T6"><text:s/></text:span></text:a></text:p>
      <text:p text:style-name="P5"><text:a xlink:type="simple" xlink:href="https://tools.ietf.org/html/rfc4566" text:style-name="Internet_20_link" text:visited-style-name="Visited_20_Internet_20_Link">RFC 4566</text:a><text:span text:style-name="T7"> <text:s text:c="25"/>SDP <text:s text:c="25"/>July 2006</text:span></text:p>
      <text:p text:style-name="P5"/>
      <text:p text:style-name="P5"/>
      <text:p text:style-name="P7"><text:s text:c="6"/><text:span text:style-name="T1">applications SHOULD use an administratively scoped address</text:span></text:p>
      <text:p text:style-name="P7"><text:s text:c="6"/><text:span text:style-name="T1">instead.</text:span></text:p>
      <text:p text:style-name="P5"/>
      <text:p text:style-name="P7"><text:s text:c="3"/><text:span text:style-name="T1">The TTL for the session is appended to the address using a slash as a</text:span></text:p>
      <text:p text:style-name="P7"><text:s text:c="3"/><text:span text:style-name="T1">separator. <text:s/>An example is:</text:span></text:p>
      <text:p text:style-name="P5"/>
      <text:p text:style-name="P7"><text:s text:c="6"/><text:span text:style-name="T1">c=IN IP4 224.2.36.42/127</text:span></text:p>
      <text:p text:style-name="P5"/>
      <text:p text:style-name="P7"><text:s text:c="3"/><text:span text:style-name="T1">IPv6 multicast does not use TTL scoping, and hence the TTL value MUST</text:span></text:p>
      <text:p text:style-name="P7"><text:s text:c="3"/><text:span text:style-name="T1">NOT be present for IPv6 multicast. <text:s/>It is expected that IPv6 scoped</text:span></text:p>
      <text:p text:style-name="P7"><text:s text:c="3"/><text:span text:style-name="T1">addresses will be used to limit the scope of conferences.</text:span></text:p>
      <text:p text:style-name="P5"/>
      <text:p text:style-name="P7"><text:s text:c="3"/><text:span text:style-name="T1">Hierarchical or layered encoding schemes are data streams where the</text:span></text:p>
      <text:p text:style-name="P7"><text:s text:c="3"/><text:span text:style-name="T1">encoding from a single media source is split into a number of layers.</text:span></text:p>
      <text:p text:style-name="P7"><text:s text:c="3"/><text:span text:style-name="T1">The receiver can choose the desired quality (and hence bandwidth) by</text:span></text:p>
      <text:p text:style-name="P7"><text:s text:c="3"/><text:span text:style-name="T1">only subscribing to a subset of these layers. <text:s/>Such layered encodings</text:span></text:p>
      <text:p text:style-name="P7"><text:s text:c="3"/><text:span text:style-name="T1">are normally transmitted in multiple multicast groups to allow</text:span></text:p>
      <text:p text:style-name="P7"><text:s text:c="3"/><text:span text:style-name="T1">multicast pruning. <text:s/>This technique keeps unwanted traffic from sites</text:span></text:p>
      <text:p text:style-name="P7"><text:s text:c="3"/><text:span text:style-name="T1">only requiring certain levels of the hierarchy. <text:s/>For applications</text:span></text:p>
      <text:p text:style-name="P7"><text:s text:c="3"/><text:span text:style-name="T1">requiring multiple multicast groups, we allow the following notation</text:span></text:p>
      <text:p text:style-name="P7"><text:s text:c="3"/><text:span text:style-name="T1">to be used for the connection address:</text:span></text:p>
      <text:p text:style-name="P5"/>
      <text:p text:style-name="P7"><text:s text:c="6"/><text:span text:style-name="T1">&lt;base multicast address&gt;[/&lt;ttl&gt;]/&lt;number of addresses&gt;</text:span></text:p>
      <text:p text:style-name="P5"/>
      <text:p text:style-name="P7"><text:s text:c="3"/><text:span text:style-name="T1">If the number of addresses is not given, it is assumed to be one.</text:span></text:p>
      <text:p text:style-name="P7"><text:s text:c="3"/><text:span text:style-name="T1">Multicast addresses so assigned are contiguously allocated above the</text:span></text:p>
      <text:p text:style-name="P7"><text:s text:c="3"/><text:span text:style-name="T1">base address, so that, for example:</text:span></text:p>
      <text:p text:style-name="P5"/>
      <text:p text:style-name="P7"><text:s text:c="6"/><text:span text:style-name="T1">c=IN IP4 224.2.1.1/127/3</text:span></text:p>
      <text:p text:style-name="P5"/>
      <text:p text:style-name="P7"><text:s text:c="3"/><text:span text:style-name="T1">would state that addresses 224.2.1.1, 224.2.1.2, and 224.2.1.3 are to</text:span></text:p>
      <text:p text:style-name="P7"><text:soft-page-break/><text:s text:c="3"/><text:span text:style-name="T1">be used at a TTL of 127. <text:s/>This is semantically identical to including</text:span></text:p>
      <text:p text:style-name="P7"><text:s text:c="3"/><text:span text:style-name="T1">multiple "c=" lines in a media description:</text:span></text:p>
      <text:p text:style-name="P5"/>
      <text:p text:style-name="P7"><text:s text:c="6"/><text:span text:style-name="T1">c=IN IP4 224.2.1.1/127</text:span></text:p>
      <text:p text:style-name="P7"><text:s text:c="6"/><text:span text:style-name="T1">c=IN IP4 224.2.1.2/127</text:span></text:p>
      <text:p text:style-name="P7"><text:s text:c="6"/><text:span text:style-name="T1">c=IN IP4 224.2.1.3/127</text:span></text:p>
      <text:p text:style-name="P5"/>
      <text:p text:style-name="P7"><text:s text:c="3"/><text:span text:style-name="T1">Similarly, an IPv6 example would be:</text:span></text:p>
      <text:p text:style-name="P5"/>
      <text:p text:style-name="P7"><text:s text:c="6"/><text:span text:style-name="T1">c=IN IP6 FF15::101/3</text:span></text:p>
      <text:p text:style-name="P5"/>
      <text:p text:style-name="P7"><text:s text:c="3"/><text:span text:style-name="T1">which is semantically equivalent to:</text:span></text:p>
      <text:p text:style-name="P5"/>
      <text:p text:style-name="P7"><text:s text:c="6"/><text:span text:style-name="T1">c=IN IP6 FF15::101</text:span></text:p>
      <text:p text:style-name="P7"><text:s text:c="6"/><text:span text:style-name="T1">c=IN IP6 FF15::102</text:span></text:p>
      <text:p text:style-name="P7"><text:s text:c="6"/><text:span text:style-name="T1">c=IN IP6 FF15::103</text:span></text:p>
      <text:p text:style-name="P5"/>
      <text:p text:style-name="P5"/>
      <text:p text:style-name="P5"/>
      <text:p text:style-name="P7"><text:s text:c="3"/><text:span text:style-name="T1">(remembering that the TTL field is not present in IPv6 multicast).</text:span></text:p>
      <text:p text:style-name="P5"/>
      <text:p text:style-name="P7"><text:s text:c="3"/><text:span text:style-name="T1">Multiple addresses or "c=" lines MAY be specified on a per-media</text:span></text:p>
      <text:p text:style-name="P7"><text:s text:c="3"/><text:span text:style-name="T1">basis only if they provide multicast addresses for different layers</text:span></text:p>
      <text:p text:style-name="P7"><text:s text:c="3"/><text:span text:style-name="T1">in a hierarchical or layered encoding scheme. <text:s/>They MUST NOT be</text:span></text:p>
      <text:p text:style-name="P7"><text:s text:c="3"/><text:span text:style-name="T1">specified for a session-level "c=" field.</text:span></text:p>
      <text:p text:style-name="P5"/>
      <text:p text:style-name="P7"><text:s text:c="3"/><text:span text:style-name="T1">The slash notation for multiple addresses described above MUST NOT be</text:span></text:p>
      <text:p text:style-name="P7"><text:s text:c="3"/><text:span text:style-name="T1">used for IP unicast addresses.</text:span></text:p>
      <text:p text:style-name="P5"/>
      <text:p text:style-name="P10"><text:a xlink:type="simple" xlink:href="https://tools.ietf.org/html/rfc4566#section-5.9" office:name="section-5.9" text:style-name="Internet_20_link" text:visited-style-name="Visited_20_Internet_20_Link"><text:span text:style-name="T2">5.9</text:span></text:a><text:span text:style-name="T3">. <text:s/>Timing ("t=")</text:span></text:p>
      <text:p text:style-name="P5"/>
      <text:p text:style-name="P5"/>
      <text:p text:style-name="P7"><text:s text:c="6"/><text:span text:style-name="T1">t=&lt;start-time&gt; &lt;stop-time&gt;</text:span></text:p>
      <text:p text:style-name="P5"/>
      <text:p text:style-name="P7"><text:s text:c="3"/><text:span text:style-name="T1">The "t=" lines specify the start and stop times for a session.</text:span></text:p>
      <text:p text:style-name="P7"><text:s text:c="3"/><text:span text:style-name="T1">Multiple "t=" lines MAY be used if a session is active at multiple</text:span></text:p>
      <text:p text:style-name="P7"><text:s text:c="3"/><text:span text:style-name="T1">irregularly spaced times; each additional "t=" line specifies an</text:span></text:p>
      <text:p text:style-name="P7"><text:s text:c="3"/><text:span text:style-name="T1">additional period of time for which the session will be active. <text:s/>If</text:span></text:p>
      <text:p text:style-name="P7"><text:s text:c="3"/><text:span text:style-name="T1">the session is active at regular times, an "r=" line (see below)</text:span></text:p>
      <text:p text:style-name="P7"><text:s text:c="3"/><text:span text:style-name="T1">should be used in addition to, and following, a "t=" line -- in which</text:span></text:p>
      <text:p text:style-name="P7"><text:s text:c="3"/><text:span text:style-name="T1">case the "t=" line specifies the start and stop times of the repeat</text:span></text:p>
      <text:p text:style-name="P7"><text:s text:c="3"/><text:span text:style-name="T1">sequence.</text:span></text:p>
      <text:p text:style-name="P5"/>
      <text:p text:style-name="P7"><text:s text:c="3"/><text:span text:style-name="T1">The first and second sub-fields give the start and stop times,</text:span></text:p>
      <text:p text:style-name="P7"><text:s text:c="3"/><text:span text:style-name="T1">respectively, for the session. <text:s/>These values are the decimal</text:span></text:p>
      <text:p text:style-name="P7"><text:s text:c="3"/><text:span text:style-name="T1">representation of Network Time Protocol (NTP) time values in seconds</text:span></text:p>
      <text:p text:style-name="P5"><text:span text:style-name="T5"><text:s text:c="3"/></text:span><text:span text:style-name="T4">since 1900 [</text:span><text:a xlink:type="simple" xlink:href="https://tools.ietf.org/html/rfc4566#ref-13" text:style-name="Internet_20_link" text:visited-style-name="Visited_20_Internet_20_Link">13</text:a><text:span text:style-name="T4">]. <text:s/>To convert these values to UNIX time, subtract</text:span></text:p>
      <text:p text:style-name="P7"><text:s text:c="3"/><text:span text:style-name="T1">decimal 2208988800.</text:span></text:p>
      <text:p text:style-name="P5"/>
      <text:p text:style-name="P7"><text:s text:c="3"/><text:span text:style-name="T1">NTP timestamps are elsewhere represented by 64-bit values, which wrap</text:span></text:p>
      <text:p text:style-name="P7"><text:s text:c="3"/><text:span text:style-name="T1">sometime in the year 2036. <text:s/>Since SDP uses an arbitrary length</text:span></text:p>
      <text:p text:style-name="P7"><text:s text:c="3"/><text:span text:style-name="T1">decimal representation, this should not cause an issue (SDP</text:span></text:p>
      <text:p text:style-name="P7"><text:s text:c="3"/><text:span text:style-name="T1">timestamps MUST continue counting seconds since 1900, NTP will use</text:span></text:p>
      <text:p text:style-name="P7"><text:s text:c="3"/><text:span text:style-name="T1">the value modulo the 64-bit limit).</text:span></text:p>
      <text:p text:style-name="P5"/>
      <text:p text:style-name="P7"><text:s text:c="3"/><text:span text:style-name="T1">If the &lt;stop-time&gt; is set to zero, then the session is not bounded,</text:span></text:p>
      <text:p text:style-name="P7"><text:s text:c="3"/><text:span text:style-name="T1">though it will not become active until after the &lt;start-time&gt;. <text:s/>If</text:span></text:p>
      <text:p text:style-name="P7"><text:s text:c="3"/><text:span text:style-name="T1">the &lt;start-time&gt; is also zero, the session is regarded as permanent.</text:span></text:p>
      <text:p text:style-name="P5"/>
      <text:p text:style-name="P7"><text:s text:c="3"/><text:span text:style-name="T1">User interfaces SHOULD strongly discourage the creation of unbounded</text:span></text:p>
      <text:p text:style-name="P7"><text:s text:c="3"/><text:span text:style-name="T1">and permanent sessions as they give no information about when the</text:span></text:p>
      <text:p text:style-name="P7"><text:s text:c="3"/><text:span text:style-name="T1">session is actually going to terminate, and so make scheduling</text:span></text:p>
      <text:p text:style-name="P7"><text:s text:c="3"/><text:span text:style-name="T1">difficult.</text:span></text:p>
      <text:p text:style-name="P5"><text:soft-page-break/></text:p>
      <text:p text:style-name="P7"><text:s text:c="3"/><text:span text:style-name="T1">The general assumption may be made, when displaying unbounded</text:span></text:p>
      <text:p text:style-name="P7"><text:s text:c="3"/><text:span text:style-name="T1">sessions that have not timed out to the user, that an unbounded</text:span></text:p>
      <text:p text:style-name="P7"><text:s text:c="3"/><text:span text:style-name="T1">session will only be active until half an hour from the current time</text:span></text:p>
      <text:p text:style-name="P5"/>
      <text:p text:style-name="P5"/>
      <text:p text:style-name="P5"/>
      <text:p text:style-name="P7"><text:s text:c="3"/><text:span text:style-name="T1">or the session start time, whichever is the later. <text:s/>If behaviour</text:span></text:p>
      <text:p text:style-name="P7"><text:s text:c="3"/><text:span text:style-name="T1">other than this is required, an end-time SHOULD be given and modified</text:span></text:p>
      <text:p text:style-name="P7"><text:s text:c="3"/><text:span text:style-name="T1">as appropriate when new information becomes available about when the</text:span></text:p>
      <text:p text:style-name="P7"><text:s text:c="3"/><text:span text:style-name="T1">session should really end.</text:span></text:p>
      <text:p text:style-name="P5"/>
      <text:p text:style-name="P7"><text:s text:c="3"/><text:span text:style-name="T1">Permanent sessions may be shown to the user as never being active</text:span></text:p>
      <text:p text:style-name="P7"><text:s text:c="3"/><text:span text:style-name="T1">unless there are associated repeat times that state precisely when</text:span></text:p>
      <text:p text:style-name="P5"><text:span text:style-name="T5"><text:s text:c="3"/></text:span><text:span text:style-name="T4">the session will be active.</text:span></text:p>
      <text:p text:style-name="P10"><text:a xlink:type="simple" xlink:href="https://tools.ietf.org/html/rfc4566#section-5.12" office:name="section-5.12" text:style-name="Internet_20_link" text:visited-style-name="Visited_20_Internet_20_Link"><text:span text:style-name="T2">5.12</text:span></text:a><text:span text:style-name="T3">. <text:s/>Encryption Keys ("k=")</text:span></text:p>
      <text:p text:style-name="P5"/>
      <text:p text:style-name="P5"/>
      <text:p text:style-name="P7"><text:s text:c="6"/><text:span text:style-name="T1">k=&lt;method&gt;</text:span></text:p>
      <text:p text:style-name="P7"><text:s text:c="6"/><text:span text:style-name="T1">k=&lt;method&gt;:&lt;encryption key&gt;</text:span></text:p>
      <text:p text:style-name="P5"/>
      <text:p text:style-name="P7"><text:s text:c="3"/><text:span text:style-name="T1">If transported over a secure and trusted channel, the Session</text:span></text:p>
      <text:p text:style-name="P7"><text:s text:c="3"/><text:span text:style-name="T1">Description Protocol MAY be used to convey encryption keys. <text:s/>A simple</text:span></text:p>
      <text:p text:style-name="P7"><text:s text:c="3"/><text:span text:style-name="T1">mechanism for key exchange is provided by the key field ("k="),</text:span></text:p>
      <text:p text:style-name="P7"><text:s text:c="3"/><text:span text:style-name="T1">although this is primarily supported for compatibility with older</text:span></text:p>
      <text:p text:style-name="P7"><text:s text:c="3"/><text:span text:style-name="T1">implementations and its use is NOT RECOMMENDED. <text:s/>Work is in progress</text:span></text:p>
      <text:p text:style-name="P5"><text:span text:style-name="T5"><text:s text:c="3"/></text:span><text:span text:style-name="T4">to define new key exchange mechanisms for use with SDP [</text:span><text:a xlink:type="simple" xlink:href="https://tools.ietf.org/html/rfc4566#ref-27" text:style-name="Internet_20_link" text:visited-style-name="Visited_20_Internet_20_Link">27</text:a><text:span text:style-name="T4">] [</text:span><text:a xlink:type="simple" xlink:href="https://tools.ietf.org/html/rfc4566#ref-28" text:style-name="Internet_20_link" text:visited-style-name="Visited_20_Internet_20_Link">28</text:a><text:span text:style-name="T4">], and</text:span></text:p>
      <text:p text:style-name="P7"><text:s text:c="3"/><text:span text:style-name="T1">it is expected that new applications will use those mechanisms.</text:span></text:p>
      <text:p text:style-name="P5"><text:span text:style-name="T7"><text:s text:c="6"/></text:span></text:p>
      <text:p text:style-name="P7"><text:s text:c="3"/><text:span text:style-name="T1">A key field is permitted before the first media entry (in which case</text:span></text:p>
      <text:p text:style-name="P7"><text:s text:c="3"/><text:span text:style-name="T1">it applies to all media in the session), or for each media entry as</text:span></text:p>
      <text:p text:style-name="P7"><text:s text:c="3"/><text:span text:style-name="T1">required. <text:s/>The format of keys and their usage are outside the scope</text:span></text:p>
      <text:p text:style-name="P7"><text:s text:c="3"/><text:span text:style-name="T1">of this document, and the key field provides no way to indicate the</text:span></text:p>
      <text:p text:style-name="P7"><text:s text:c="3"/><text:span text:style-name="T1">encryption algorithm to be used, key type, or other information about</text:span></text:p>
      <text:p text:style-name="P7"><text:s text:c="3"/><text:span text:style-name="T1">the key: this is assumed to be provided by the higher-level protocol</text:span></text:p>
      <text:p text:style-name="P7"><text:s text:c="3"/><text:span text:style-name="T1">using SDP. <text:s/>If there is a need to convey this information within SDP,</text:span></text:p>
      <text:p text:style-name="P7"><text:s text:c="3"/><text:span text:style-name="T1">the extensions mentioned previously SHOULD be used. <text:s/>Many security</text:span></text:p>
      <text:p text:style-name="P7"><text:s text:c="3"/><text:span text:style-name="T1">protocols require two keys: one for confidentiality, another for</text:span></text:p>
      <text:p text:style-name="P7"><text:s text:c="3"/><text:span text:style-name="T1">integrity. <text:s/>This specification does not support transfer of two keys.</text:span></text:p>
      <text:p text:style-name="P5"/>
      <text:p text:style-name="P7"><text:s text:c="3"/><text:span text:style-name="T1">The method indicates the mechanism to be used to obtain a usable key</text:span></text:p>
      <text:p text:style-name="P7"><text:s text:c="3"/><text:span text:style-name="T1">by external means, or from the encoded encryption key given. <text:s/>The</text:span></text:p>
      <text:p text:style-name="P7"><text:s text:c="3"/><text:span text:style-name="T1">following methods are defined:</text:span></text:p>
      <text:p text:style-name="P5"/>
      <text:p text:style-name="P7"><text:s text:c="6"/><text:span text:style-name="T1">k=clear:&lt;encryption key&gt;</text:span></text:p>
      <text:p text:style-name="P5"/>
      <text:p text:style-name="P7"><text:s text:c="9"/><text:span text:style-name="T1">The encryption key is included untransformed in this key field.</text:span></text:p>
      <text:p text:style-name="P7"><text:s text:c="9"/><text:span text:style-name="T1">This method MUST NOT be used unless it can be guaranteed that</text:span></text:p>
      <text:p text:style-name="P7"><text:s text:c="9"/><text:span text:style-name="T1">the SDP is conveyed over a secure channel. <text:s/>The encryption key</text:span></text:p>
      <text:p text:style-name="P7"><text:s text:c="9"/><text:span text:style-name="T1">is interpreted as text according to the charset attribute; use</text:span></text:p>
      <text:p text:style-name="P7"><text:s text:c="9"/><text:span text:style-name="T1">the "k=base64:" method to convey characters that are otherwise</text:span></text:p>
      <text:p text:style-name="P7"><text:s text:c="9"/><text:span text:style-name="T1">prohibited in SDP.</text:span></text:p>
      <text:p text:style-name="P5"/>
      <text:p text:style-name="P7"><text:s text:c="6"/><text:span text:style-name="T1">k=base64:&lt;encoded encryption key&gt;</text:span></text:p>
      <text:p text:style-name="P5"/>
      <text:p text:style-name="P7"><text:s text:c="9"/><text:span text:style-name="T1">The encryption key is included in this key field but has been</text:span></text:p>
      <text:p text:style-name="P5"><text:span text:style-name="T5"><text:s text:c="9"/></text:span><text:span text:style-name="T4">base64 encoded [</text:span><text:a xlink:type="simple" xlink:href="https://tools.ietf.org/html/rfc4566#ref-12" text:style-name="Internet_20_link" text:visited-style-name="Visited_20_Internet_20_Link">12</text:a><text:span text:style-name="T4">] because it includes characters that are</text:span></text:p>
      <text:p text:style-name="P7"><text:s text:c="9"/><text:span text:style-name="T1">prohibited in SDP. <text:s/>This method MUST NOT be used unless it can</text:span></text:p>
      <text:p text:style-name="P7"><text:s text:c="9"/><text:span text:style-name="T1">be guaranteed that the SDP is conveyed over a secure channel.</text:span></text:p>
      <text:p text:style-name="P5"/>
      <text:p text:style-name="P7"><text:s text:c="6"/><text:span text:style-name="T1">k=uri:&lt;URI to obtain key&gt;</text:span></text:p>
      <text:p text:style-name="P5"/>
      <text:p text:style-name="P7"><text:s text:c="9"/><text:span text:style-name="T1">A Uniform Resource Identifier is included in the key field.</text:span></text:p>
      <text:p text:style-name="P7"><text:soft-page-break/><text:s text:c="9"/><text:span text:style-name="T1">The URI refers to the data containing the key, and may require</text:span></text:p>
      <text:p text:style-name="P7"><text:s text:c="9"/><text:span text:style-name="T1">additional authentication before the key can be returned. <text:s/>When</text:span></text:p>
      <text:p text:style-name="P7"><text:s text:c="9"/><text:span text:style-name="T1">a request is made to the given URI, the reply should specify</text:span></text:p>
      <text:p text:style-name="P7"><text:s text:c="9"/><text:span text:style-name="T1">the encoding for the key. <text:s/>The URI is often an Secure Socket</text:span></text:p>
      <text:p text:style-name="P7"><text:s text:c="9"/><text:span text:style-name="T1">Layer/Transport Layer Security (SSL/TLS)-protected HTTP URI</text:span></text:p>
      <text:p text:style-name="P7"><text:s text:c="9"/><text:span text:style-name="T1">("https:"), although this is not required.</text:span></text:p>
      <text:p text:style-name="P5"/>
      <text:p text:style-name="P7"><text:s text:c="6"/><text:span text:style-name="T1">k=prompt</text:span></text:p>
      <text:p text:style-name="P5"/>
      <text:p text:style-name="P7"><text:s text:c="9"/><text:span text:style-name="T1">No key is included in this SDP description, but the session or</text:span></text:p>
      <text:p text:style-name="P7"><text:s text:c="9"/><text:span text:style-name="T1">media stream referred to by this key field is encrypted. <text:s/>The</text:span></text:p>
      <text:p text:style-name="P7"><text:s text:c="9"/><text:span text:style-name="T1">user should be prompted for the key when attempting to join the</text:span></text:p>
      <text:p text:style-name="P6"><text:span text:style-name="T5"><text:s text:c="9"/></text:span><text:span text:style-name="T4">session, and this user-supplied key should then be used to </text:span></text:p>
      <text:p text:style-name="P6"><text:span text:style-name="T4"><text:tab/> <text:s text:c="2"/>decrypt the media streams. <text:s/>The use of user-specified keys is</text:span></text:p>
      <text:p text:style-name="P7"><text:s text:c="9"/><text:span text:style-name="T1">NOT RECOMMENDED, since such keys tend to have weak security</text:span></text:p>
      <text:p text:style-name="P7"><text:s text:c="9"/><text:span text:style-name="T1">properties.</text:span></text:p>
      <text:p text:style-name="P5"/>
      <text:p text:style-name="P7"><text:s text:c="3"/><text:span text:style-name="T1">The key field MUST NOT be used unless it can be guaranteed that the</text:span></text:p>
      <text:p text:style-name="P7"><text:s text:c="3"/><text:span text:style-name="T1">SDP is conveyed over a secure and trusted channel. <text:s/>An example of</text:span></text:p>
      <text:p text:style-name="P7"><text:s text:c="3"/><text:span text:style-name="T1">such a channel might be SDP embedded inside an S/MIME message or a</text:span></text:p>
      <text:p text:style-name="P7"><text:s text:c="3"/><text:span text:style-name="T1">TLS-protected HTTP session. <text:s/>It is important to ensure that the</text:span></text:p>
      <text:p text:style-name="P7"><text:s text:c="3"/><text:span text:style-name="T1">secure channel is with the party that is authorised to join the</text:span></text:p>
      <text:p text:style-name="P7"><text:s text:c="3"/><text:span text:style-name="T1">session, not an intermediary: if a caching proxy server is used, it</text:span></text:p>
      <text:p text:style-name="P7"><text:s text:c="3"/><text:span text:style-name="T1">is important to ensure that the proxy is either trusted or unable to</text:span></text:p>
      <text:p text:style-name="P7"><text:s text:c="3"/><text:span text:style-name="T1">access the SDP.</text:span></text:p>
      <text:p text:style-name="P5"/>
      <text:p text:style-name="P10"><text:a xlink:type="simple" xlink:href="https://tools.ietf.org/html/rfc4566#section-5.13" office:name="section-5.13" text:style-name="Internet_20_link" text:visited-style-name="Visited_20_Internet_20_Link"><text:span text:style-name="T2">5.13</text:span></text:a><text:span text:style-name="T3">. <text:s/>Attributes ("a=")</text:span></text:p>
      <text:p text:style-name="P5"/>
      <text:p text:style-name="P5"/>
      <text:p text:style-name="P7"><text:s text:c="6"/><text:span text:style-name="T1">a=&lt;attribute&gt;</text:span></text:p>
      <text:p text:style-name="P7"><text:s text:c="6"/><text:span text:style-name="T1">a=&lt;attribute&gt;:&lt;value&gt;</text:span></text:p>
      <text:p text:style-name="P5"/>
      <text:p text:style-name="P7"><text:s text:c="3"/><text:span text:style-name="T1">Attributes are the primary means for extending SDP. <text:s/>Attributes may</text:span></text:p>
      <text:p text:style-name="P7"><text:s text:c="3"/><text:span text:style-name="T1">be defined to be used as "session-level" attributes, "media-level"</text:span></text:p>
      <text:p text:style-name="P7"><text:s text:c="3"/><text:span text:style-name="T1">attributes, or both.</text:span></text:p>
      <text:p text:style-name="P5"/>
      <text:p text:style-name="P7"><text:s text:c="3"/><text:span text:style-name="T1">A media description may have any number of attributes ("a=" fields)</text:span></text:p>
      <text:p text:style-name="P7"><text:s text:c="3"/><text:span text:style-name="T1">that are media specific. <text:s/>These are referred to as "media-level"</text:span></text:p>
      <text:p text:style-name="P7"><text:s text:c="3"/><text:span text:style-name="T1">attributes and add information about the media stream. <text:s/>Attribute</text:span></text:p>
      <text:p text:style-name="P7"><text:s text:c="3"/><text:span text:style-name="T1">fields can also be added before the first media field; these</text:span></text:p>
      <text:p text:style-name="P7"><text:s text:c="3"/><text:span text:style-name="T1">"session-level" attributes convey additional information that applies</text:span></text:p>
      <text:p text:style-name="P7"><text:s text:c="3"/><text:span text:style-name="T1">to the conference as a whole rather than to individual media.</text:span></text:p>
      <text:p text:style-name="P5"/>
      <text:p text:style-name="P7"><text:s text:c="3"/><text:span text:style-name="T1">Attribute fields may be of two forms:</text:span></text:p>
      <text:p text:style-name="P5"/>
      <text:p text:style-name="P7"><text:s text:c="3"/><text:span text:style-name="T1">o <text:s/>A property attribute is simply of the form "a=&lt;flag&gt;". <text:s/>These are</text:span></text:p>
      <text:p text:style-name="P7"><text:s text:c="6"/><text:span text:style-name="T1">binary attributes, and the presence of the attribute conveys that</text:span></text:p>
      <text:p text:style-name="P7"><text:s text:c="6"/><text:span text:style-name="T1">the attribute is a property of the session. <text:s/>An example might be</text:span></text:p>
      <text:p text:style-name="P7"><text:s text:c="6"/><text:span text:style-name="T1">"a=recvonly".</text:span></text:p>
      <text:p text:style-name="P5"/>
      <text:p text:style-name="P7"><text:s text:c="3"/><text:span text:style-name="T1">o <text:s/>A value attribute is of the form "a=&lt;attribute&gt;:&lt;value&gt;". <text:s/>For</text:span></text:p>
      <text:p text:style-name="P7"><text:s text:c="6"/><text:span text:style-name="T1">example, a whiteboard could have the value attribute "a=orient:</text:span></text:p>
      <text:p text:style-name="P7"><text:s text:c="6"/><text:span text:style-name="T1">landscape"</text:span></text:p>
      <text:p text:style-name="P5"/>
      <text:p text:style-name="P7"><text:s text:c="3"/><text:span text:style-name="T1">Attribute interpretation depends on the media tool being invoked.</text:span></text:p>
      <text:p text:style-name="P7"><text:s text:c="3"/><text:span text:style-name="T1">Thus receivers of session descriptions should be configurable in</text:span></text:p>
      <text:p text:style-name="P7"><text:s text:c="3"/><text:span text:style-name="T1">their interpretation of session descriptions in general and of</text:span></text:p>
      <text:p text:style-name="P7"><text:s text:c="3"/><text:span text:style-name="T1">attributes in particular.</text:span></text:p>
      <text:p text:style-name="P5"/>
      <text:p text:style-name="P5"><text:span text:style-name="T5"><text:s text:c="3"/></text:span><text:span text:style-name="T4">Attribute names MUST use the US-ASCII subset of ISO-10646/UTF-8.</text:span></text:p>
      <text:p text:style-name="P5"/>
      <text:p text:style-name="P7"><text:s text:c="3"/><text:span text:style-name="T1">Attribute values are octet strings, and MAY use any octet value</text:span></text:p>
      <text:p text:style-name="P7"><text:s text:c="3"/><text:span text:style-name="T1">except 0x00 (Nul), 0x0A (LF), and 0x0D (CR). <text:s/>By default, attribute</text:span></text:p>
      <text:p text:style-name="P7"><text:soft-page-break/><text:s text:c="3"/><text:span text:style-name="T1">values are to be interpreted as in ISO-10646 character set with UTF-8</text:span></text:p>
      <text:p text:style-name="P7"><text:s text:c="3"/><text:span text:style-name="T1">encoding. <text:s/>Unlike other text fields, attribute values are NOT</text:span></text:p>
      <text:p text:style-name="P7"><text:s text:c="3"/><text:span text:style-name="T1">normally affected by the "charset" attribute as this would make</text:span></text:p>
      <text:p text:style-name="P7"><text:s text:c="3"/><text:span text:style-name="T1">comparisons against known values problematic. <text:s/>However, when an</text:span></text:p>
      <text:p text:style-name="P7"><text:s text:c="3"/><text:span text:style-name="T1">attribute is defined, it can be defined to be charset dependent, in</text:span></text:p>
      <text:p text:style-name="P7"><text:s text:c="3"/><text:span text:style-name="T1">which case its value should be interpreted in the session charset</text:span></text:p>
      <text:p text:style-name="P7"><text:s text:c="3"/><text:span text:style-name="T1">rather than in ISO-10646.</text:span></text:p>
      <text:p text:style-name="P5"/>
      <text:p text:style-name="P5"><text:span text:style-name="T5"><text:s text:c="3"/></text:span><text:span text:style-name="T4">Attributes MUST be registered with IANA (see </text:span><text:a xlink:type="simple" xlink:href="https://tools.ietf.org/html/rfc4566#section-8" text:style-name="Internet_20_link" text:visited-style-name="Visited_20_Internet_20_Link">Section 8</text:a><text:span text:style-name="T4">). <text:s/>If an</text:span></text:p>
      <text:p text:style-name="P7"><text:s text:c="3"/><text:span text:style-name="T1">attribute is received that is not understood, it MUST be ignored by</text:span></text:p>
      <text:p text:style-name="P7"><text:s text:c="3"/><text:span text:style-name="T1">the receiver.</text:span></text:p>
      <text:p text:style-name="P5"/>
      <text:p text:style-name="P10"><text:a xlink:type="simple" xlink:href="https://tools.ietf.org/html/rfc4566#section-5.14" office:name="section-5.14" text:style-name="Internet_20_link" text:visited-style-name="Visited_20_Internet_20_Link"><text:span text:style-name="T2">5.14</text:span></text:a><text:span text:style-name="T3">. <text:s/>Media Descriptions ("m=")</text:span></text:p>
      <text:p text:style-name="P5"/>
      <text:p text:style-name="P5"/>
      <text:p text:style-name="P7"><text:s text:c="6"/><text:span text:style-name="T1">m=&lt;media&gt; &lt;port&gt; &lt;proto&gt; &lt;fmt&gt; ...</text:span></text:p>
      <text:p text:style-name="P5"/>
      <text:p text:style-name="P7"><text:s text:c="3"/><text:span text:style-name="T1">A session description may contain a number of media descriptions.</text:span></text:p>
      <text:p text:style-name="P7"><text:s text:c="3"/><text:span text:style-name="T1">Each media description starts with an "m=" field and is terminated by</text:span></text:p>
      <text:p text:style-name="P7"><text:s text:c="3"/><text:span text:style-name="T1">either the next "m=" field or by the end of the session description.</text:span></text:p>
      <text:p text:style-name="P7"><text:s text:c="3"/><text:span text:style-name="T1">A media field has several sub-fields:</text:span></text:p>
      <text:p text:style-name="P5"/>
      <text:p text:style-name="P7"><text:s text:c="3"/><text:span text:style-name="T1">&lt;media&gt; is the media type. <text:s/>Currently defined media are "audio",</text:span></text:p>
      <text:p text:style-name="P7"><text:s text:c="6"/><text:span text:style-name="T1">"video", "text", "application", and "message", although this list</text:span></text:p>
      <text:p text:style-name="P5"><text:span text:style-name="T5"><text:s text:c="6"/></text:span><text:span text:style-name="T4">may be extended in the future (see </text:span><text:a xlink:type="simple" xlink:href="https://tools.ietf.org/html/rfc4566#section-8" text:style-name="Internet_20_link" text:visited-style-name="Visited_20_Internet_20_Link">Section 8</text:a><text:span text:style-name="T4">).</text:span></text:p>
      <text:p text:style-name="P5"/>
      <text:p text:style-name="P7"><text:s text:c="3"/><text:span text:style-name="T1">&lt;port&gt; is the transport port to which the media stream is sent. <text:s/>The</text:span></text:p>
      <text:p text:style-name="P7"><text:s text:c="6"/><text:span text:style-name="T1">meaning of the transport port depends on the network being used as</text:span></text:p>
      <text:p text:style-name="P7"><text:s text:c="6"/><text:span text:style-name="T1">specified in the relevant "c=" field, and on the transport</text:span></text:p>
      <text:p text:style-name="P7"><text:s text:c="6"/><text:span text:style-name="T1">protocol defined in the &lt;proto&gt; sub-field of the media field.</text:span></text:p>
      <text:p text:style-name="P7"><text:s text:c="6"/><text:span text:style-name="T1">Other ports used by the media application (such as the RTP Control</text:span></text:p>
      <text:p text:style-name="P5"><text:span text:style-name="T5"><text:s text:c="6"/></text:span><text:span text:style-name="T4">Protocol (RTCP) port [</text:span><text:a xlink:type="simple" xlink:href="https://tools.ietf.org/html/rfc4566#ref-19" text:style-name="Internet_20_link" text:visited-style-name="Visited_20_Internet_20_Link">19</text:a><text:span text:style-name="T4">]) MAY be derived algorithmically from the</text:span></text:p>
      <text:p text:style-name="P7"><text:s text:c="6"/><text:span text:style-name="T1">base media port or MAY be specified in a separate attribute (for</text:span></text:p>
      <text:p text:style-name="P5"><text:span text:style-name="T5"><text:s text:c="6"/></text:span><text:span text:style-name="T4">example, "a=rtcp:" as defined in [</text:span><text:a xlink:type="simple" xlink:href="https://tools.ietf.org/html/rfc4566#ref-22" text:style-name="Internet_20_link" text:visited-style-name="Visited_20_Internet_20_Link">22</text:a><text:span text:style-name="T4">]).</text:span></text:p>
      <text:p text:style-name="P5"/>
      <text:p text:style-name="P7"><text:s text:c="6"/><text:span text:style-name="T1">If non-contiguous ports are used or if they don't follow the</text:span></text:p>
      <text:p text:style-name="P7"><text:s text:c="6"/><text:span text:style-name="T1">parity rule of even RTP ports and odd RTCP ports, the "a=rtcp:"</text:span></text:p>
      <text:p text:style-name="P7"><text:s text:c="6"/><text:span text:style-name="T1">attribute MUST be used. <text:s/>Applications that are requested to send</text:span></text:p>
      <text:p text:style-name="P7"><text:s text:c="6"/><text:span text:style-name="T1">media to a &lt;port&gt; that is odd and where the "a=rtcp:" is present</text:span></text:p>
      <text:p text:style-name="P7"><text:s text:c="6"/><text:span text:style-name="T1">MUST NOT subtract 1 from the RTP port: that is, they MUST send the</text:span></text:p>
      <text:p text:style-name="P7"><text:s text:c="6"/><text:span text:style-name="T1">RTP to the port indicated in &lt;port&gt; and send the RTCP to the port</text:span></text:p>
      <text:p text:style-name="P7"><text:s text:c="6"/><text:span text:style-name="T1">indicated in the "a=rtcp" attribute.</text:span></text:p>
      <text:p text:style-name="P5"/>
      <text:p text:style-name="P7"><text:s text:c="6"/><text:span text:style-name="T1">For applications where hierarchically encoded streams are being</text:span></text:p>
      <text:p text:style-name="P7"><text:s text:c="6"/><text:span text:style-name="T1">sent to a unicast address, it may be necessary to specify multiple</text:span></text:p>
      <text:p text:style-name="P7"><text:s text:c="6"/><text:span text:style-name="T1">transport ports. <text:s/>This is done using a similar notation to that</text:span></text:p>
      <text:p text:style-name="P5"><text:span text:style-name="T5"><text:s text:c="6"/></text:span><text:span text:style-name="T4">used for IP multicast addresses in the "c=" field:</text:span></text:p>
      <text:p text:style-name="P5"/>
      <text:p text:style-name="P7"><text:s text:c="9"/><text:span text:style-name="T1">m=&lt;media&gt; &lt;port&gt;/&lt;number of ports&gt; &lt;proto&gt; &lt;fmt&gt; ...</text:span></text:p>
      <text:p text:style-name="P5"/>
      <text:p text:style-name="P7"><text:s text:c="6"/><text:span text:style-name="T1">In such a case, the ports used depend on the transport protocol.</text:span></text:p>
      <text:p text:style-name="P7"><text:s text:c="6"/><text:span text:style-name="T1">For RTP, the default is that only the even-numbered ports are used</text:span></text:p>
      <text:p text:style-name="P7"><text:s text:c="6"/><text:span text:style-name="T1">for data with the corresponding one-higher odd ports used for the</text:span></text:p>
      <text:p text:style-name="P7"><text:s text:c="6"/><text:span text:style-name="T1">RTCP belonging to the RTP session, and the &lt;number of ports&gt;</text:span></text:p>
      <text:p text:style-name="P7"><text:s text:c="6"/><text:span text:style-name="T1">denoting the number of RTP sessions. <text:s/>For example:</text:span></text:p>
      <text:p text:style-name="P5"/>
      <text:p text:style-name="P7"><text:s text:c="9"/><text:span text:style-name="T1">m=video 49170/2 RTP/AVP 31</text:span></text:p>
      <text:p text:style-name="P5"/>
      <text:p text:style-name="P7"><text:s text:c="6"/><text:span text:style-name="T1">would specify that ports 49170 and 49171 form one RTP/RTCP pair</text:span></text:p>
      <text:p text:style-name="P7"><text:s text:c="6"/><text:span text:style-name="T1">and 49172 and 49173 form the second RTP/RTCP pair. <text:s/>RTP/AVP is the</text:span></text:p>
      <text:p text:style-name="P7"><text:s text:c="6"/><text:span text:style-name="T1">transport protocol and 31 is the format (see below). <text:s/>If non-</text:span></text:p>
      <text:p text:style-name="P7"><text:s text:c="6"/><text:span text:style-name="T1">contiguous ports are required, they must be signalled using a</text:span></text:p>
      <text:p text:style-name="P5"><text:span text:style-name="T5"><text:s text:c="6"/></text:span><text:span text:style-name="T4">separate attribute (for example, "a=rtcp:" as defined in [</text:span><text:a xlink:type="simple" xlink:href="https://tools.ietf.org/html/rfc4566#ref-22" text:style-name="Internet_20_link" text:visited-style-name="Visited_20_Internet_20_Link">22</text:a><text:span text:style-name="T4">]).</text:span></text:p>
      <text:p text:style-name="P5"><text:soft-page-break/></text:p>
      <text:p text:style-name="P7"><text:s text:c="6"/><text:span text:style-name="T1">If multiple addresses are specified in the "c=" field and multiple</text:span></text:p>
      <text:p text:style-name="P7"><text:s text:c="6"/><text:span text:style-name="T1">ports are specified in the "m=" field, a one-to-one mapping from</text:span></text:p>
      <text:p text:style-name="P7"><text:s text:c="6"/><text:span text:style-name="T1">port to the corresponding address is implied. <text:s/>For example:</text:span></text:p>
      <text:p text:style-name="P5"/>
      <text:p text:style-name="P7"><text:s text:c="9"/><text:span text:style-name="T1">c=IN IP4 224.2.1.1/127/2</text:span></text:p>
      <text:p text:style-name="P7"><text:s text:c="9"/><text:span text:style-name="T1">m=video 49170/2 RTP/AVP 31</text:span></text:p>
      <text:p text:style-name="P5"/>
      <text:p text:style-name="P7"><text:s text:c="6"/><text:span text:style-name="T1">would imply that address 224.2.1.1 is used with ports 49170 and</text:span></text:p>
      <text:p text:style-name="P7"><text:s text:c="6"/><text:span text:style-name="T1">49171, and address 224.2.1.2 is used with ports 49172 and 49173.</text:span></text:p>
      <text:p text:style-name="P5"/>
      <text:p text:style-name="P7"><text:s text:c="6"/><text:span text:style-name="T1">The semantics of multiple "m=" lines using the same transport</text:span></text:p>
      <text:p text:style-name="P7"><text:s text:c="6"/><text:span text:style-name="T1">address are undefined. <text:s/>This implies that, unlike limited past</text:span></text:p>
      <text:p text:style-name="P7"><text:s text:c="6"/><text:span text:style-name="T1">practice, there is no implicit grouping defined by such means and</text:span></text:p>
      <text:p text:style-name="P5"><text:span text:style-name="T5"><text:s text:c="6"/></text:span><text:span text:style-name="T4">an explicit grouping framework (for example, [</text:span><text:a xlink:type="simple" xlink:href="https://tools.ietf.org/html/rfc4566#ref-18" text:style-name="Internet_20_link" text:visited-style-name="Visited_20_Internet_20_Link">18</text:a><text:span text:style-name="T4">]) should instead</text:span></text:p>
      <text:p text:style-name="P7"><text:s text:c="6"/><text:span text:style-name="T1">be used to express the intended semantics.</text:span></text:p>
      <text:p text:style-name="P5"/>
      <text:p text:style-name="P7"><text:s text:c="3"/><text:span text:style-name="T1">&lt;proto&gt; is the transport protocol. <text:s/>The meaning of the transport</text:span></text:p>
      <text:p text:style-name="P7"><text:s text:c="6"/><text:span text:style-name="T1">protocol is dependent on the address type field in the relevant</text:span></text:p>
      <text:p text:style-name="P7"><text:s text:c="6"/><text:span text:style-name="T1">"c=" field. <text:s/>Thus a "c=" field of IP4 indicates that the transport</text:span></text:p>
      <text:p text:style-name="P7"><text:s text:c="6"/><text:span text:style-name="T1">protocol runs over IP4. <text:s/>The following transport protocols are</text:span></text:p>
      <text:p text:style-name="P7"><text:s text:c="6"/><text:span text:style-name="T1">defined, but may be extended through registration of new protocols</text:span></text:p>
      <text:p text:style-name="P5"><text:span text:style-name="T5"><text:s text:c="6"/></text:span><text:span text:style-name="T4">with IANA (see </text:span><text:a xlink:type="simple" xlink:href="https://tools.ietf.org/html/rfc4566#section-8" text:style-name="Internet_20_link" text:visited-style-name="Visited_20_Internet_20_Link">Section 8</text:a><text:span text:style-name="T4">):</text:span></text:p>
      <text:p text:style-name="P5"/>
      <text:p text:style-name="P7"><text:s text:c="6"/><text:span text:style-name="T1">* <text:s/>udp: denotes an unspecified protocol running over UDP.</text:span></text:p>
      <text:p text:style-name="P5"/>
      <text:p text:style-name="P5"><text:span text:style-name="T5"><text:s text:c="6"/></text:span><text:span text:style-name="T4">* <text:s/>RTP/AVP: denotes RTP [</text:span><text:a xlink:type="simple" xlink:href="https://tools.ietf.org/html/rfc4566#ref-19" text:style-name="Internet_20_link" text:visited-style-name="Visited_20_Internet_20_Link">19</text:a><text:span text:style-name="T4">] used under the RTP Profile for Audio</text:span></text:p>
      <text:p text:style-name="P5"><text:span text:style-name="T5"><text:s text:c="9"/></text:span><text:span text:style-name="T4">and Video Conferences with Minimal Control [</text:span><text:a xlink:type="simple" xlink:href="https://tools.ietf.org/html/rfc4566#ref-20" text:style-name="Internet_20_link" text:visited-style-name="Visited_20_Internet_20_Link">20</text:a><text:span text:style-name="T4">] running over</text:span></text:p>
      <text:p text:style-name="P7"><text:s text:c="9"/><text:span text:style-name="T1">UDP.</text:span></text:p>
      <text:p text:style-name="P5"/>
      <text:p text:style-name="P5"><text:span text:style-name="T5"><text:s text:c="6"/></text:span><text:span text:style-name="T4">* <text:s/>RTP/SAVP: denotes the Secure Real-time Transport Protocol [</text:span><text:a xlink:type="simple" xlink:href="https://tools.ietf.org/html/rfc4566#ref-23" text:style-name="Internet_20_link" text:visited-style-name="Visited_20_Internet_20_Link">23</text:a><text:span text:style-name="T4">]</text:span></text:p>
      <text:p text:style-name="P7"><text:s text:c="9"/><text:span text:style-name="T1">running over UDP.</text:span></text:p>
      <text:p text:style-name="P5"/>
      <text:p text:style-name="P7"><text:s text:c="6"/><text:span text:style-name="T1">The main reason to specify the transport protocol in addition to</text:span></text:p>
      <text:p text:style-name="P7"><text:s text:c="6"/><text:span text:style-name="T1">the media format is that the same standard media formats may be</text:span></text:p>
      <text:p text:style-name="P7"><text:s text:c="6"/><text:span text:style-name="T1">carried over different transport protocols even when the network</text:span></text:p>
      <text:p text:style-name="P7"><text:s text:c="6"/><text:span text:style-name="T1">protocol is the same -- a historical example is vat Pulse Code</text:span></text:p>
      <text:p text:style-name="P7"><text:s text:c="6"/><text:span text:style-name="T1">Modulation (PCM) audio and RTP PCM audio; another might be TCP/RTP</text:span></text:p>
      <text:p text:style-name="P7"><text:s text:c="6"/><text:span text:style-name="T1">PCM audio. <text:s/>In addition, relays and monitoring tools that are</text:span></text:p>
      <text:p text:style-name="P7"><text:s text:c="6"/><text:span text:style-name="T1">transport-protocol-specific but format-independent are possible.</text:span></text:p>
      <text:p text:style-name="P5"/>
      <text:p text:style-name="P7"><text:s text:c="3"/><text:span text:style-name="T1">&lt;fmt&gt; is a media format description. <text:s/>The fourth and any subsequent</text:span></text:p>
      <text:p text:style-name="P7"><text:s text:c="6"/><text:span text:style-name="T1">sub-fields describe the format of the media. <text:s/>The interpretation</text:span></text:p>
      <text:p text:style-name="P7"><text:s text:c="6"/><text:span text:style-name="T1">of the media format depends on the value of the &lt;proto&gt; sub-field.</text:span></text:p>
      <text:p text:style-name="P5"/>
      <text:p text:style-name="P7"><text:s text:c="6"/><text:span text:style-name="T1">If the &lt;proto&gt; sub-field is "RTP/AVP" or "RTP/SAVP" the &lt;fmt&gt;</text:span></text:p>
      <text:p text:style-name="P7"><text:s text:c="6"/><text:span text:style-name="T1">sub-fields contain RTP payload type numbers. <text:s/>When a list of</text:span></text:p>
      <text:p text:style-name="P7"><text:s text:c="6"/><text:span text:style-name="T1">payload type numbers is given, this implies that all of these</text:span></text:p>
      <text:p text:style-name="P7"><text:s text:c="6"/><text:span text:style-name="T1">payload formats MAY be used in the session, but the first of these</text:span></text:p>
      <text:p text:style-name="P7"><text:s text:c="6"/><text:span text:style-name="T1">formats SHOULD be used as the default format for the session. <text:s/>For</text:span></text:p>
      <text:p text:style-name="P7"><text:s text:c="6"/><text:span text:style-name="T1">dynamic payload type assignments the "a=rtpmap:" attribute (see</text:span></text:p>
      <text:p text:style-name="P5"><text:span text:style-name="T5"><text:s text:c="6"/></text:span><text:a xlink:type="simple" xlink:href="https://tools.ietf.org/html/rfc4566#section-6" text:style-name="Internet_20_link" text:visited-style-name="Visited_20_Internet_20_Link">Section 6</text:a><text:span text:style-name="T4">) SHOULD be used to map from an RTP payload type number</text:span></text:p>
      <text:p text:style-name="P7"><text:s text:c="6"/><text:span text:style-name="T1">to a media encoding name that identifies the payload format. <text:s/>The</text:span></text:p>
      <text:p text:style-name="P7"><text:s text:c="6"/><text:span text:style-name="T1">"a=fmtp:" <text:s/>attribute MAY be used to specify format parameters (see</text:span></text:p>
      <text:p text:style-name="P5"><text:span text:style-name="T5"><text:s text:c="6"/></text:span><text:a xlink:type="simple" xlink:href="https://tools.ietf.org/html/rfc4566#section-6" text:style-name="Internet_20_link" text:visited-style-name="Visited_20_Internet_20_Link">Section 6</text:a><text:span text:style-name="T4">).</text:span></text:p>
      <text:p text:style-name="P5"/>
      <text:p text:style-name="P7"><text:s text:c="6"/><text:span text:style-name="T1">If the &lt;proto&gt; sub-field is "udp" the &lt;fmt&gt; sub-fields MUST</text:span></text:p>
      <text:p text:style-name="P7"><text:s text:c="6"/><text:span text:style-name="T1">reference a media type describing the format under the "audio",</text:span></text:p>
      <text:p text:style-name="P7"><text:s text:c="6"/><text:span text:style-name="T1">"video", "text", "application", or "message" top-level media</text:span></text:p>
      <text:p text:style-name="P7"><text:s text:c="6"/><text:span text:style-name="T1">types. <text:s/>The media type registration SHOULD define the packet</text:span></text:p>
      <text:p text:style-name="P7"><text:s text:c="6"/><text:span text:style-name="T1">format for use with UDP transport.</text:span></text:p>
      <text:p text:style-name="P5"/>
      <text:p text:style-name="P7"><text:s text:c="6"/><text:span text:style-name="T1">For media using other transport protocols, the &lt;fmt&gt; field is</text:span></text:p>
      <text:p text:style-name="P7"><text:s text:c="6"/><text:span text:style-name="T1">protocol specific. <text:s/>Rules for interpretation of the &lt;fmt&gt; sub-</text:span></text:p>
      <text:p text:style-name="P5"><text:soft-page-break/><text:span text:style-name="T5"><text:s text:c="6"/></text:span><text:span text:style-name="T4">field MUST be defined when registering new protocols (see </text:span><text:a xlink:type="simple" xlink:href="https://tools.ietf.org/html/rfc4566#section-8.2.2" text:style-name="Internet_20_link" text:visited-style-name="Visited_20_Internet_20_Link">Section</text:a></text:p>
      <text:p text:style-name="P5"><text:span text:style-name="T5"><text:s text:c="6"/></text:span><text:a xlink:type="simple" xlink:href="https://tools.ietf.org/html/rfc4566#section-8.2.2" text:style-name="Internet_20_link" text:visited-style-name="Visited_20_Internet_20_Link">8.2.2</text:a><text:span text:style-name="T4">).</text:span></text:p>
      <text:p text:style-name="P5"/>
      <text:p text:style-name="P11"><text:a xlink:type="simple" xlink:href="https://tools.ietf.org/html/rfc4566#section-6" office:name="section-6" text:style-name="Internet_20_link" text:visited-style-name="Visited_20_Internet_20_Link"><text:span text:style-name="T2">6</text:span></text:a><text:span text:style-name="T3">. <text:s/>SDP Attributes</text:span></text:p>
      <text:p text:style-name="P5"/>
      <text:p text:style-name="P5"/>
      <text:p text:style-name="P7"><text:s text:c="3"/><text:span text:style-name="T1">The following attributes are defined. <text:s/>Since application writers may</text:span></text:p>
      <text:p text:style-name="P7"><text:s text:c="3"/><text:span text:style-name="T1">add new attributes as they are required, this list is not exhaustive.</text:span></text:p>
      <text:p text:style-name="P5"><text:span text:style-name="T5"><text:s text:c="3"/></text:span><text:span text:style-name="T4">Registration procedures for new attributes are defined in </text:span><text:a xlink:type="simple" xlink:href="https://tools.ietf.org/html/rfc4566#section-8.2.4" text:style-name="Internet_20_link" text:visited-style-name="Visited_20_Internet_20_Link">Section</text:a></text:p>
      <text:p text:style-name="P5"><text:span text:style-name="T5"><text:s text:c="3"/></text:span><text:a xlink:type="simple" xlink:href="https://tools.ietf.org/html/rfc4566#section-8.2.4" text:style-name="Internet_20_link" text:visited-style-name="Visited_20_Internet_20_Link">8.2.4</text:a><text:span text:style-name="T4">.</text:span></text:p>
      <text:p text:style-name="P5"/>
      <text:p text:style-name="P7"><text:s text:c="6"/><text:span text:style-name="T1">a=cat:&lt;category&gt;</text:span></text:p>
      <text:p text:style-name="P5"/>
      <text:p text:style-name="P7"><text:s text:c="9"/><text:span text:style-name="T1">This attribute gives the dot-separated hierarchical category of</text:span></text:p>
      <text:p text:style-name="P7"><text:s text:c="9"/><text:span text:style-name="T1">the session. <text:s/>This is to enable a receiver to filter unwanted</text:span></text:p>
      <text:p text:style-name="P7"><text:s text:c="9"/><text:span text:style-name="T1">sessions by category. <text:s/>There is no central registry of</text:span></text:p>
      <text:p text:style-name="P7"><text:s text:c="9"/><text:span text:style-name="T1">categories. <text:s/>It is a session-level attribute, and it is not</text:span></text:p>
      <text:p text:style-name="P5"><text:span text:style-name="T5"><text:s text:c="9"/></text:span><text:span text:style-name="T4">dependent on charset.</text:span></text:p>
      <text:p text:style-name="P5"/>
      <text:p text:style-name="P7"><text:s text:c="6"/><text:span text:style-name="T1">a=keywds:&lt;keywords&gt;</text:span></text:p>
      <text:p text:style-name="P5"/>
      <text:p text:style-name="P7"><text:s text:c="9"/><text:span text:style-name="T1">Like the cat attribute, this is to assist identifying wanted</text:span></text:p>
      <text:p text:style-name="P7"><text:s text:c="9"/><text:span text:style-name="T1">sessions at the receiver. <text:s/>This allows a receiver to select</text:span></text:p>
      <text:p text:style-name="P7"><text:s text:c="9"/><text:span text:style-name="T1">interesting session based on keywords describing the purpose of</text:span></text:p>
      <text:p text:style-name="P7"><text:s text:c="9"/><text:span text:style-name="T1">the session; there is no central registry of keywords. <text:s/>It is a</text:span></text:p>
      <text:p text:style-name="P7"><text:s text:c="9"/><text:span text:style-name="T1">session-level attribute. <text:s/>It is a charset-dependent attribute,</text:span></text:p>
      <text:p text:style-name="P7"><text:s text:c="9"/><text:span text:style-name="T1">meaning that its value should be interpreted in the charset</text:span></text:p>
      <text:p text:style-name="P7"><text:s text:c="9"/><text:span text:style-name="T1">specified for the session description if one is specified, or</text:span></text:p>
      <text:p text:style-name="P7"><text:s text:c="9"/><text:span text:style-name="T1">by default in ISO 10646/UTF-8.</text:span></text:p>
      <text:p text:style-name="P5"/>
      <text:p text:style-name="P7"><text:s text:c="6"/><text:span text:style-name="T1">a=tool:&lt;name and version of tool&gt;</text:span></text:p>
      <text:p text:style-name="P5"/>
      <text:p text:style-name="P7"><text:s text:c="9"/><text:span text:style-name="T1">This gives the name and version number of the tool used to</text:span></text:p>
      <text:p text:style-name="P7"><text:s text:c="9"/><text:span text:style-name="T1">create the session description. <text:s/>It is a session-level</text:span></text:p>
      <text:p text:style-name="P7"><text:s text:c="9"/><text:span text:style-name="T1">attribute, and it is not dependent on charset.</text:span></text:p>
      <text:p text:style-name="P5"/>
      <text:p text:style-name="P7"><text:s text:c="6"/><text:span text:style-name="T1">a=ptime:&lt;packet time&gt;</text:span></text:p>
      <text:p text:style-name="P5"/>
      <text:p text:style-name="P7"><text:s text:c="9"/><text:span text:style-name="T1">This gives the length of time in milliseconds represented by</text:span></text:p>
      <text:p text:style-name="P7"><text:s text:c="9"/><text:span text:style-name="T1">the media in a packet. <text:s/>This is probably only meaningful for</text:span></text:p>
      <text:p text:style-name="P7"><text:s text:c="9"/><text:span text:style-name="T1">audio data, but may be used with other media types if it makes</text:span></text:p>
      <text:p text:style-name="P7"><text:s text:c="9"/><text:span text:style-name="T1">sense. <text:s/>It should not be necessary to know ptime to decode RTP</text:span></text:p>
      <text:p text:style-name="P7"><text:s text:c="9"/><text:span text:style-name="T1">or vat audio, and it is intended as a recommendation for the</text:span></text:p>
      <text:p text:style-name="P7"><text:s text:c="9"/><text:span text:style-name="T1">encoding/packetisation of audio. <text:s/>It is a media-level</text:span></text:p>
      <text:p text:style-name="P7"><text:s text:c="9"/><text:span text:style-name="T1">attribute, and it is not dependent on charset.</text:span></text:p>
      <text:p text:style-name="P5"/>
      <text:p text:style-name="P7"><text:s text:c="6"/><text:span text:style-name="T1">a=maxptime:&lt;maximum packet time&gt;</text:span></text:p>
      <text:p text:style-name="P5"/>
      <text:p text:style-name="P7"><text:s text:c="9"/><text:span text:style-name="T1">This gives the maximum amount of media that can be encapsulated</text:span></text:p>
      <text:p text:style-name="P7"><text:s text:c="9"/><text:span text:style-name="T1">in each packet, expressed as time in milliseconds. <text:s/>The time</text:span></text:p>
      <text:p text:style-name="P7"><text:s text:c="9"/><text:span text:style-name="T1">SHALL be calculated as the sum of the time the media present in</text:span></text:p>
      <text:p text:style-name="P7"><text:s text:c="9"/><text:span text:style-name="T1">the packet represents. <text:s/>For frame-based codecs, the time SHOULD</text:span></text:p>
      <text:p text:style-name="P7"><text:s text:c="9"/><text:span text:style-name="T1">be an integer multiple of the frame size. <text:s/>This attribute is</text:span></text:p>
      <text:p text:style-name="P7"><text:s text:c="9"/><text:span text:style-name="T1">probably only meaningful for audio data, but may be used with</text:span></text:p>
      <text:p text:style-name="P7"><text:s text:c="9"/><text:span text:style-name="T1">other media types if it makes sense. <text:s/>It is a media-level</text:span></text:p>
      <text:p text:style-name="P7"><text:s text:c="9"/><text:span text:style-name="T1">attribute, and it is not dependent on charset. <text:s/>Note that this</text:span></text:p>
      <text:p text:style-name="P5"><text:span text:style-name="T5"><text:s text:c="9"/></text:span><text:span text:style-name="T4">attribute was introduced after </text:span><text:a xlink:type="simple" xlink:href="https://tools.ietf.org/html/rfc2327" text:style-name="Internet_20_link" text:visited-style-name="Visited_20_Internet_20_Link">RFC 2327</text:a><text:span text:style-name="T4">, and non-updated</text:span></text:p>
      <text:p text:style-name="P7"><text:s text:c="9"/><text:span text:style-name="T1">implementations will ignore this attribute.</text:span></text:p>
      <text:p text:style-name="P5"/>
      <text:p text:style-name="P7"><text:s text:c="6"/><text:span text:style-name="T1">a=rtpmap:&lt;payload type&gt; &lt;encoding name&gt;/&lt;clock rate&gt; [/&lt;encoding</text:span></text:p>
      <text:p text:style-name="P7"><text:s text:c="9"/><text:span text:style-name="T1">parameters&gt;]</text:span></text:p>
      <text:p text:style-name="P5"/>
      <text:p text:style-name="P7"><text:soft-page-break/><text:s text:c="9"/><text:span text:style-name="T1">This attribute maps from an RTP payload type number (as used in</text:span></text:p>
      <text:p text:style-name="P7"><text:s text:c="9"/><text:span text:style-name="T1">an "m=" line) to an encoding name denoting the payload format</text:span></text:p>
      <text:p text:style-name="P7"><text:s text:c="9"/><text:span text:style-name="T1">to be used. <text:s/>It also provides information on the clock rate and</text:span></text:p>
      <text:p text:style-name="P7"><text:s text:c="9"/><text:span text:style-name="T1">encoding parameters. <text:s/>It is a media-level attribute that is not</text:span></text:p>
      <text:p text:style-name="P7"><text:s text:c="9"/><text:span text:style-name="T1">dependent on charset.</text:span></text:p>
      <text:p text:style-name="P5"/>
      <text:p text:style-name="P7"><text:s text:c="9"/><text:span text:style-name="T1">Although an RTP profile may make static assignments of payload</text:span></text:p>
      <text:p text:style-name="P7"><text:s text:c="9"/><text:span text:style-name="T1">type numbers to payload formats, it is more common for that</text:span></text:p>
      <text:p text:style-name="P7"><text:s text:c="9"/><text:span text:style-name="T1">assignment to be done dynamically using "a=rtpmap:" attributes.</text:span></text:p>
      <text:p text:style-name="P7"><text:s text:c="9"/><text:span text:style-name="T1">As an example of a static payload type, consider u-law PCM</text:span></text:p>
      <text:p text:style-name="P7"><text:s text:c="9"/><text:span text:style-name="T1">coded single-channel audio sampled at 8 kHz. <text:s/>This is</text:span></text:p>
      <text:p text:style-name="P7"><text:s text:c="9"/><text:span text:style-name="T1">completely defined in the RTP Audio/Video profile as payload</text:span></text:p>
      <text:p text:style-name="P7"><text:s text:c="9"/><text:span text:style-name="T1">type 0, so there is no need for an "a=rtpmap:" attribute, and</text:span></text:p>
      <text:p text:style-name="P7"><text:s text:c="9"/><text:span text:style-name="T1">the media for such a stream sent to UDP port 49232 can be</text:span></text:p>
      <text:p text:style-name="P7"><text:s text:c="9"/><text:span text:style-name="T1">specified as:</text:span></text:p>
      <text:p text:style-name="P5"/>
      <text:p text:style-name="P7"><text:s text:c="12"/><text:span text:style-name="T1">m=audio 49232 RTP/AVP 0</text:span></text:p>
      <text:p text:style-name="P5"/>
      <text:p text:style-name="P7"><text:s text:c="9"/><text:span text:style-name="T1">An example of a dynamic payload type is 16-bit linear encoded</text:span></text:p>
      <text:p text:style-name="P7"><text:s text:c="9"/><text:span text:style-name="T1">stereo audio sampled at 16 kHz. <text:s/>If we wish to use the dynamic</text:span></text:p>
      <text:p text:style-name="P7"><text:s text:c="9"/><text:span text:style-name="T1">RTP/AVP payload type 98 for this stream, additional information</text:span></text:p>
      <text:p text:style-name="P7"><text:s text:c="9"/><text:span text:style-name="T1">is required to decode it:</text:span></text:p>
      <text:p text:style-name="P5"/>
      <text:p text:style-name="P7"><text:s text:c="12"/><text:span text:style-name="T1">m=audio 49232 RTP/AVP 98</text:span></text:p>
      <text:p text:style-name="P7"><text:s text:c="12"/><text:span text:style-name="T1">a=rtpmap:98 L16/16000/2</text:span></text:p>
      <text:p text:style-name="P5"/>
      <text:p text:style-name="P7"><text:s text:c="9"/><text:span text:style-name="T1">Up to one rtpmap attribute can be defined for each media format</text:span></text:p>
      <text:p text:style-name="P7"><text:s text:c="9"/><text:span text:style-name="T1">specified. <text:s/>Thus, we might have the following:</text:span></text:p>
      <text:p text:style-name="P5"/>
      <text:p text:style-name="P7"><text:s text:c="12"/><text:span text:style-name="T1">m=audio 49230 RTP/AVP 96 97 98</text:span></text:p>
      <text:p text:style-name="P7"><text:s text:c="12"/><text:span text:style-name="T1">a=rtpmap:96 L8/8000</text:span></text:p>
      <text:p text:style-name="P7"><text:s text:c="12"/><text:span text:style-name="T1">a=rtpmap:97 L16/8000</text:span></text:p>
      <text:p text:style-name="P7"><text:s text:c="12"/><text:span text:style-name="T1">a=rtpmap:98 L16/11025/2</text:span></text:p>
      <text:p text:style-name="P5"/>
      <text:p text:style-name="P7"><text:s text:c="9"/><text:span text:style-name="T1">RTP profiles that specify the use of dynamic payload types MUST</text:span></text:p>
      <text:p text:style-name="P7"><text:s text:c="9"/><text:span text:style-name="T1">define the set of valid encoding names and/or a means to</text:span></text:p>
      <text:p text:style-name="P7"><text:s text:c="9"/><text:span text:style-name="T1">register encoding names if that profile is to be used with SDP.</text:span></text:p>
      <text:p text:style-name="P7"><text:s text:c="9"/><text:span text:style-name="T1">The "RTP/AVP" and "RTP/SAVP" profiles use media subtypes for</text:span></text:p>
      <text:p text:style-name="P7"><text:s text:c="9"/><text:span text:style-name="T1">encoding names, under the top-level media type denoted in the</text:span></text:p>
      <text:p text:style-name="P7"><text:s text:c="9"/><text:span text:style-name="T1">"m=" line. <text:s/>In the example above, the media types are</text:span></text:p>
      <text:p text:style-name="P7"><text:s text:c="9"/><text:span text:style-name="T1">"audio/l8" and "audio/l16".</text:span></text:p>
      <text:p text:style-name="P5"/>
      <text:p text:style-name="P7"><text:s text:c="9"/><text:span text:style-name="T1">For audio streams, &lt;encoding parameters&gt; indicates the number</text:span></text:p>
      <text:p text:style-name="P7"><text:s text:c="9"/><text:span text:style-name="T1">of audio channels. <text:s/>This parameter is OPTIONAL and may be</text:span></text:p>
      <text:p text:style-name="P7"><text:s text:c="9"/><text:span text:style-name="T1">omitted if the number of channels is one, provided that no</text:span></text:p>
      <text:p text:style-name="P7"><text:s text:c="9"/><text:span text:style-name="T1">additional parameters are needed.</text:span></text:p>
      <text:p text:style-name="P5"/>
      <text:p text:style-name="P7"><text:s text:c="9"/><text:span text:style-name="T1">For video streams, no encoding parameters are currently</text:span></text:p>
      <text:p text:style-name="P7"><text:s text:c="9"/><text:span text:style-name="T1">specified.</text:span></text:p>
      <text:p text:style-name="P5"/>
      <text:p text:style-name="P7"><text:s text:c="9"/><text:span text:style-name="T1">Additional encoding parameters MAY be defined in the future,</text:span></text:p>
      <text:p text:style-name="P7"><text:s text:c="9"/><text:span text:style-name="T1">but codec-specific parameters SHOULD NOT be added. <text:s/>Parameters</text:span></text:p>
      <text:p text:style-name="P7"><text:s text:c="9"/><text:span text:style-name="T1">added to an "a=rtpmap:" attribute SHOULD only be those required</text:span></text:p>
      <text:p text:style-name="P7"><text:s text:c="9"/><text:span text:style-name="T1">for a session directory to make the choice of appropriate media</text:span></text:p>
      <text:p text:style-name="P5"/>
      <text:p text:style-name="P7"><text:s text:c="9"/><text:span text:style-name="T1">to participate in a session. <text:s/>Codec-specific parameters should</text:span></text:p>
      <text:p text:style-name="P7"><text:s text:c="9"/><text:span text:style-name="T1">be added in other attributes (for example, "a=fmtp:").</text:span></text:p>
      <text:p text:style-name="P5"/>
      <text:p text:style-name="P7"><text:s text:c="9"/><text:span text:style-name="T1">Note: RTP audio formats typically do not include information</text:span></text:p>
      <text:p text:style-name="P7"><text:s text:c="9"/><text:span text:style-name="T1">about the number of samples per packet. <text:s/>If a non-default (as</text:span></text:p>
      <text:p text:style-name="P7"><text:s text:c="9"/><text:span text:style-name="T1">defined in the RTP Audio/Video Profile) packetisation is</text:span></text:p>
      <text:p text:style-name="P7"><text:s text:c="9"/><text:span text:style-name="T1">required, the "ptime" attribute is used as given above.</text:span></text:p>
      <text:p text:style-name="P5"/>
      <text:p text:style-name="P7"><text:s text:c="6"/><text:span text:style-name="T1">a=recvonly</text:span></text:p>
      <text:p text:style-name="P5"><text:soft-page-break/></text:p>
      <text:p text:style-name="P7"><text:s text:c="9"/><text:span text:style-name="T1">This specifies that the tools should be started in receive-only</text:span></text:p>
      <text:p text:style-name="P7"><text:s text:c="9"/><text:span text:style-name="T1">mode where applicable. <text:s/>It can be either a session- or media-</text:span></text:p>
      <text:p text:style-name="P7"><text:s text:c="9"/><text:span text:style-name="T1">level attribute, and it is not dependent on charset. <text:s/>Note that</text:span></text:p>
      <text:p text:style-name="P7"><text:s text:c="9"/><text:span text:style-name="T1">recvonly applies to the media only, not to any associated</text:span></text:p>
      <text:p text:style-name="P7"><text:s text:c="9"/><text:span text:style-name="T1">control protocol (e.g., an RTP-based system in recvonly mode</text:span></text:p>
      <text:p text:style-name="P7"><text:s text:c="9"/><text:span text:style-name="T1">SHOULD still send RTCP packets).</text:span></text:p>
      <text:p text:style-name="P5"/>
      <text:p text:style-name="P7"><text:s text:c="6"/><text:span text:style-name="T1">a=sendrecv</text:span></text:p>
      <text:p text:style-name="P5"/>
      <text:p text:style-name="P7"><text:s text:c="9"/><text:span text:style-name="T1">This specifies that the tools should be started in send and</text:span></text:p>
      <text:p text:style-name="P7"><text:s text:c="9"/><text:span text:style-name="T1">receive mode. <text:s/>This is necessary for interactive conferences</text:span></text:p>
      <text:p text:style-name="P7"><text:s text:c="9"/><text:span text:style-name="T1">with tools that default to receive-only mode. <text:s/>It can be either</text:span></text:p>
      <text:p text:style-name="P7"><text:s text:c="9"/><text:span text:style-name="T1">a session or media-level attribute, and it is not dependent on</text:span></text:p>
      <text:p text:style-name="P7"><text:s text:c="9"/><text:span text:style-name="T1">charset.</text:span></text:p>
      <text:p text:style-name="P5"/>
      <text:p text:style-name="P7"><text:s text:c="9"/><text:span text:style-name="T1">If none of the attributes "sendonly", "recvonly", "inactive",</text:span></text:p>
      <text:p text:style-name="P7"><text:s text:c="9"/><text:span text:style-name="T1">and "sendrecv" is present, "sendrecv" SHOULD be assumed as the</text:span></text:p>
      <text:p text:style-name="P7"><text:s text:c="9"/><text:span text:style-name="T1">default for sessions that are not of the conference type</text:span></text:p>
      <text:p text:style-name="P7"><text:s text:c="9"/><text:span text:style-name="T1">"broadcast" or "H332" (see below).</text:span></text:p>
      <text:p text:style-name="P5"/>
      <text:p text:style-name="P7"><text:s text:c="6"/><text:span text:style-name="T1">a=sendonly</text:span></text:p>
      <text:p text:style-name="P5"/>
      <text:p text:style-name="P7"><text:s text:c="9"/><text:span text:style-name="T1">This specifies that the tools should be started in send-only</text:span></text:p>
      <text:p text:style-name="P7"><text:s text:c="9"/><text:span text:style-name="T1">mode. <text:s/>An example may be where a different unicast address is</text:span></text:p>
      <text:p text:style-name="P7"><text:s text:c="9"/><text:span text:style-name="T1">to be used for a traffic destination than for a traffic source.</text:span></text:p>
      <text:p text:style-name="P7"><text:s text:c="9"/><text:span text:style-name="T1">In such a case, two media descriptions may be used, one</text:span></text:p>
      <text:p text:style-name="P7"><text:s text:c="9"/><text:span text:style-name="T1">sendonly and one recvonly. <text:s/>It can be either a session- or</text:span></text:p>
      <text:p text:style-name="P7"><text:s text:c="9"/><text:span text:style-name="T1">media-level attribute, but would normally only be used as a</text:span></text:p>
      <text:p text:style-name="P7"><text:s text:c="9"/><text:span text:style-name="T1">media attribute. <text:s/>It is not dependent on charset. <text:s/>Note that</text:span></text:p>
      <text:p text:style-name="P7"><text:s text:c="9"/><text:span text:style-name="T1">sendonly applies only to the media, and any associated control</text:span></text:p>
      <text:p text:style-name="P7"><text:s text:c="9"/><text:span text:style-name="T1">protocol (e.g., RTCP) SHOULD still be received and processed as</text:span></text:p>
      <text:p text:style-name="P7"><text:s text:c="9"/><text:span text:style-name="T1">normal.</text:span></text:p>
      <text:p text:style-name="P5"/>
      <text:p text:style-name="P7"><text:s text:c="6"/><text:span text:style-name="T1">a=inactive</text:span></text:p>
      <text:p text:style-name="P5"/>
      <text:p text:style-name="P7"><text:s text:c="9"/><text:span text:style-name="T1">This specifies that the tools should be started in inactive</text:span></text:p>
      <text:p text:style-name="P7"><text:s text:c="9"/><text:span text:style-name="T1">mode. <text:s/>This is necessary for interactive conferences where</text:span></text:p>
      <text:p text:style-name="P5"><text:span text:style-name="T5"><text:s text:c="9"/></text:span><text:span text:style-name="T4">users can put other users on hold. <text:s/>No media is sent over an</text:span></text:p>
      <text:p text:style-name="P7"><text:s text:c="9"/><text:span text:style-name="T1">inactive media stream. <text:s/>Note that an RTP-based system SHOULD</text:span></text:p>
      <text:p text:style-name="P7"><text:s text:c="9"/><text:span text:style-name="T1">still send RTCP, even if started inactive. <text:s/>It can be either a</text:span></text:p>
      <text:p text:style-name="P7"><text:s text:c="9"/><text:span text:style-name="T1">session or media-level attribute, and it is not dependent on</text:span></text:p>
      <text:p text:style-name="P7"><text:s text:c="9"/><text:span text:style-name="T1">charset.</text:span></text:p>
      <text:p text:style-name="P5"/>
      <text:p text:style-name="P7"><text:s text:c="6"/><text:span text:style-name="T1">a=orient:&lt;orientation&gt;</text:span></text:p>
      <text:p text:style-name="P5"/>
      <text:p text:style-name="P7"><text:s text:c="9"/><text:span text:style-name="T1">Normally this is only used for a whiteboard or presentation</text:span></text:p>
      <text:p text:style-name="P7"><text:s text:c="9"/><text:span text:style-name="T1">tool. <text:s/>It specifies the orientation of a the workspace on the</text:span></text:p>
      <text:p text:style-name="P7"><text:s text:c="9"/><text:span text:style-name="T1">screen. <text:s/>It is a media-level attribute. <text:s/>Permitted values are</text:span></text:p>
      <text:p text:style-name="P7"><text:s text:c="9"/><text:span text:style-name="T1">"portrait", "landscape", and "seascape" (upside-down</text:span></text:p>
      <text:p text:style-name="P7"><text:s text:c="9"/><text:span text:style-name="T1">landscape). <text:s/>It is not dependent on charset.</text:span></text:p>
      <text:p text:style-name="P5"/>
      <text:p text:style-name="P7"><text:s text:c="6"/><text:span text:style-name="T1">a=type:&lt;conference type&gt;</text:span></text:p>
      <text:p text:style-name="P5"/>
      <text:p text:style-name="P7"><text:s text:c="9"/><text:span text:style-name="T1">This specifies the type of the conference. <text:s/>Suggested values</text:span></text:p>
      <text:p text:style-name="P7"><text:s text:c="9"/><text:span text:style-name="T1">are "broadcast", "meeting", "moderated", "test", and "H332".</text:span></text:p>
      <text:p text:style-name="P7"><text:s text:c="9"/><text:span text:style-name="T1">"recvonly" should be the default for "type:broadcast" sessions,</text:span></text:p>
      <text:p text:style-name="P7"><text:s text:c="9"/><text:span text:style-name="T1">"type:meeting" should imply "sendrecv", and "type:moderated"</text:span></text:p>
      <text:p text:style-name="P7"><text:s text:c="9"/><text:span text:style-name="T1">should indicate the use of a floor control tool and that the</text:span></text:p>
      <text:p text:style-name="P7"><text:s text:c="9"/><text:span text:style-name="T1">media tools are started so as to mute new sites joining the</text:span></text:p>
      <text:p text:style-name="P7"><text:s text:c="9"/><text:span text:style-name="T1">conference.</text:span></text:p>
      <text:p text:style-name="P5"/>
      <text:p text:style-name="P7"><text:s text:c="9"/><text:span text:style-name="T1">Specifying the attribute "type:H332" indicates that this</text:span></text:p>
      <text:p text:style-name="P7"><text:s text:c="9"/><text:span text:style-name="T1">loosely coupled session is part of an H.332 session as defined</text:span></text:p>
      <text:p text:style-name="P5"><text:soft-page-break/><text:span text:style-name="T5"><text:s text:c="9"/></text:span><text:span text:style-name="T4">in the ITU H.332 specification [</text:span><text:a xlink:type="simple" xlink:href="https://tools.ietf.org/html/rfc4566#ref-26" text:style-name="Internet_20_link" text:visited-style-name="Visited_20_Internet_20_Link">26</text:a><text:span text:style-name="T4">]. <text:s/>Media tools should be</text:span></text:p>
      <text:p text:style-name="P7"><text:s text:c="9"/><text:span text:style-name="T1">started "recvonly".</text:span></text:p>
      <text:p text:style-name="P5"/>
      <text:p text:style-name="P7"><text:s text:c="9"/><text:span text:style-name="T1">Specifying the attribute "type:test" is suggested as a hint</text:span></text:p>
      <text:p text:style-name="P7"><text:s text:c="9"/><text:span text:style-name="T1">that, unless explicitly requested otherwise, receivers can</text:span></text:p>
      <text:p text:style-name="P7"><text:s text:c="9"/><text:span text:style-name="T1">safely avoid displaying this session description to users.</text:span></text:p>
      <text:p text:style-name="P5"/>
      <text:p text:style-name="P7"><text:s text:c="9"/><text:span text:style-name="T1">The type attribute is a session-level attribute, and it is not</text:span></text:p>
      <text:p text:style-name="P7"><text:s text:c="9"/><text:span text:style-name="T1">dependent on charset.</text:span></text:p>
      <text:p text:style-name="P5"/>
      <text:p text:style-name="P7"><text:s text:c="6"/><text:span text:style-name="T1">a=charset:&lt;character set&gt;</text:span></text:p>
      <text:p text:style-name="P5"/>
      <text:p text:style-name="P7"><text:s text:c="9"/><text:span text:style-name="T1">This specifies the character set to be used to display the</text:span></text:p>
      <text:p text:style-name="P7"><text:s text:c="9"/><text:span text:style-name="T1">session name and information data. <text:s/>By default, the ISO-10646</text:span></text:p>
      <text:p text:style-name="P7"><text:s text:c="9"/><text:span text:style-name="T1">character set in UTF-8 encoding is used. <text:s/>If a more compact</text:span></text:p>
      <text:p text:style-name="P7"><text:s text:c="9"/><text:span text:style-name="T1">representation is required, other character sets may be used.</text:span></text:p>
      <text:p text:style-name="P7"><text:s text:c="9"/><text:span text:style-name="T1">For example, the ISO 8859-1 is specified with the following SDP</text:span></text:p>
      <text:p text:style-name="P7"><text:s text:c="9"/><text:span text:style-name="T1">attribute:</text:span></text:p>
      <text:p text:style-name="P5"/>
      <text:p text:style-name="P7"><text:s text:c="12"/><text:span text:style-name="T1">a=charset:ISO-8859-1</text:span></text:p>
      <text:p text:style-name="P5"/>
      <text:p text:style-name="P5"/>
      <text:p text:style-name="P7"><text:s text:c="9"/><text:span text:style-name="T1">This is a session-level attribute and is not dependent on</text:span></text:p>
      <text:p text:style-name="P7"><text:s text:c="9"/><text:span text:style-name="T1">charset. <text:s/>The charset specified MUST be one of those registered</text:span></text:p>
      <text:p text:style-name="P7"><text:s text:c="9"/><text:span text:style-name="T1">with IANA, such as ISO-8859-1. <text:s/>The character set identifier is</text:span></text:p>
      <text:p text:style-name="P7"><text:s text:c="9"/><text:span text:style-name="T1">a US-ASCII string and MUST be compared against the IANA</text:span></text:p>
      <text:p text:style-name="P7"><text:s text:c="9"/><text:span text:style-name="T1">identifiers using a case-insensitive comparison. <text:s/>If the</text:span></text:p>
      <text:p text:style-name="P7"><text:s text:c="9"/><text:span text:style-name="T1">identifier is not recognised or not supported, all strings that</text:span></text:p>
      <text:p text:style-name="P7"><text:s text:c="9"/><text:span text:style-name="T1">are affected by it SHOULD be regarded as octet strings.</text:span></text:p>
      <text:p text:style-name="P5"/>
      <text:p text:style-name="P7"><text:s text:c="9"/><text:span text:style-name="T1">Note that a character set specified MUST still prohibit the use</text:span></text:p>
      <text:p text:style-name="P7"><text:s text:c="9"/><text:span text:style-name="T1">of bytes 0x00 (Nul), 0x0A (LF), and 0x0d (CR). <text:s/>Character sets</text:span></text:p>
      <text:p text:style-name="P7"><text:s text:c="9"/><text:span text:style-name="T1">requiring the use of these characters MUST define a quoting</text:span></text:p>
      <text:p text:style-name="P7"><text:s text:c="9"/><text:span text:style-name="T1">mechanism that prevents these bytes from appearing within text</text:span></text:p>
      <text:p text:style-name="P7"><text:s text:c="9"/><text:span text:style-name="T1">fields.</text:span></text:p>
      <text:p text:style-name="P5"/>
      <text:p text:style-name="P7"><text:s text:c="6"/><text:span text:style-name="T1">a=sdplang:&lt;language tag&gt;</text:span></text:p>
      <text:p text:style-name="P5"/>
      <text:p text:style-name="P7"><text:s text:c="9"/><text:span text:style-name="T1">This can be a session-level attribute or a media-level</text:span></text:p>
      <text:p text:style-name="P7"><text:s text:c="9"/><text:span text:style-name="T1">attribute. <text:s/>As a session-level attribute, it specifies the</text:span></text:p>
      <text:p text:style-name="P7"><text:s text:c="9"/><text:span text:style-name="T1">language for the session description. <text:s/>As a media-level</text:span></text:p>
      <text:p text:style-name="P7"><text:s text:c="9"/><text:span text:style-name="T1">attribute, it specifies the language for any media-level SDP</text:span></text:p>
      <text:p text:style-name="P7"><text:s text:c="9"/><text:span text:style-name="T1">information field associated with that media. <text:s/>Multiple sdplang</text:span></text:p>
      <text:p text:style-name="P7"><text:s text:c="9"/><text:span text:style-name="T1">attributes can be provided either at session or media level if</text:span></text:p>
      <text:p text:style-name="P7"><text:s text:c="9"/><text:span text:style-name="T1">multiple languages in the session description or media use</text:span></text:p>
      <text:p text:style-name="P7"><text:s text:c="9"/><text:span text:style-name="T1">multiple languages, in which case the order of the attributes</text:span></text:p>
      <text:p text:style-name="P7"><text:s text:c="9"/><text:span text:style-name="T1">indicates the order of importance of the various languages in</text:span></text:p>
      <text:p text:style-name="P7"><text:s text:c="9"/><text:span text:style-name="T1">the session or media from most important to least important.</text:span></text:p>
      <text:p text:style-name="P5"/>
      <text:p text:style-name="P7"><text:s text:c="9"/><text:span text:style-name="T1">In general, sending session descriptions consisting of multiple</text:span></text:p>
      <text:p text:style-name="P7"><text:s text:c="9"/><text:span text:style-name="T1">languages is discouraged. <text:s/>Instead, multiple descriptions</text:span></text:p>
      <text:p text:style-name="P7"><text:s text:c="9"/><text:span text:style-name="T1">SHOULD be sent describing the session, one in each language.</text:span></text:p>
      <text:p text:style-name="P7"><text:s text:c="9"/><text:span text:style-name="T1">However, this is not possible with all transport mechanisms,</text:span></text:p>
      <text:p text:style-name="P7"><text:s text:c="9"/><text:span text:style-name="T1">and so multiple sdplang attributes are allowed although NOT</text:span></text:p>
      <text:p text:style-name="P7"><text:s text:c="9"/><text:span text:style-name="T1">RECOMMENDED.</text:span></text:p>
      <text:p text:style-name="P5"/>
      <text:p text:style-name="P5"><text:span text:style-name="T5"><text:s text:c="9"/></text:span><text:span text:style-name="T4">The "sdplang" attribute value must be a single </text:span><text:a xlink:type="simple" xlink:href="https://tools.ietf.org/html/rfc3066" text:style-name="Internet_20_link" text:visited-style-name="Visited_20_Internet_20_Link">RFC 3066</text:a></text:p>
      <text:p text:style-name="P5"><text:span text:style-name="T5"><text:s text:c="9"/></text:span><text:span text:style-name="T4">language tag in US-ASCII [</text:span><text:a xlink:type="simple" xlink:href="https://tools.ietf.org/html/rfc4566#ref-9" text:style-name="Internet_20_link" text:visited-style-name="Visited_20_Internet_20_Link">9</text:a><text:span text:style-name="T4">]. <text:s/>It is not dependent on the</text:span></text:p>
      <text:p text:style-name="P7"><text:s text:c="9"/><text:span text:style-name="T1">charset attribute. <text:s/>An "sdplang" attribute SHOULD be specified</text:span></text:p>
      <text:p text:style-name="P7"><text:s text:c="9"/><text:span text:style-name="T1">when a session is of sufficient scope to cross geographic</text:span></text:p>
      <text:p text:style-name="P7"><text:s text:c="9"/><text:span text:style-name="T1">boundaries where the language of recipients cannot be assumed,</text:span></text:p>
      <text:p text:style-name="P7"><text:s text:c="9"/><text:span text:style-name="T1">or where the session is in a different language from the</text:span></text:p>
      <text:p text:style-name="P7"><text:s text:c="9"/><text:span text:style-name="T1">locally assumed norm.</text:span></text:p>
      <text:p text:style-name="P5"/>
      <text:p text:style-name="P7"><text:soft-page-break/><text:s text:c="6"/><text:span text:style-name="T1">a=lang:&lt;language tag&gt;</text:span></text:p>
      <text:p text:style-name="P5"/>
      <text:p text:style-name="P7"><text:s text:c="9"/><text:span text:style-name="T1">This can be a session-level attribute or a media-level</text:span></text:p>
      <text:p text:style-name="P7"><text:s text:c="9"/><text:span text:style-name="T1">attribute. <text:s/>As a session-level attribute, it specifies the</text:span></text:p>
      <text:p text:style-name="P7"><text:s text:c="9"/><text:span text:style-name="T1">default language for the session being described. <text:s/>As a media-</text:span></text:p>
      <text:p text:style-name="P5"><text:span text:style-name="T5"><text:s text:c="9"/></text:span><text:span text:style-name="T4">level attribute, it specifies the language for that media,</text:span></text:p>
      <text:p text:style-name="P7"><text:s text:c="9"/><text:span text:style-name="T1">overriding any session-level language specified. <text:s/>Multiple lang</text:span></text:p>
      <text:p text:style-name="P7"><text:s text:c="9"/><text:span text:style-name="T1">attributes can be provided either at session or media level if</text:span></text:p>
      <text:p text:style-name="P7"><text:s text:c="9"/><text:span text:style-name="T1">the session description or media use multiple languages, in</text:span></text:p>
      <text:p text:style-name="P7"><text:s text:c="9"/><text:span text:style-name="T1">which case the order of the attributes indicates the order of</text:span></text:p>
      <text:p text:style-name="P7"><text:s text:c="9"/><text:span text:style-name="T1">importance of the various languages in the session or media</text:span></text:p>
      <text:p text:style-name="P7"><text:s text:c="9"/><text:span text:style-name="T1">from most important to least important.</text:span></text:p>
      <text:p text:style-name="P5"/>
      <text:p text:style-name="P5"><text:span text:style-name="T5"><text:s text:c="9"/></text:span><text:span text:style-name="T4">The "lang" attribute value must be a single </text:span><text:a xlink:type="simple" xlink:href="https://tools.ietf.org/html/rfc3066" text:style-name="Internet_20_link" text:visited-style-name="Visited_20_Internet_20_Link">RFC 3066</text:a><text:span text:style-name="T4"> language</text:span></text:p>
      <text:p text:style-name="P5"><text:span text:style-name="T5"><text:s text:c="9"/></text:span><text:span text:style-name="T4">tag in US-ASCII [</text:span><text:a xlink:type="simple" xlink:href="https://tools.ietf.org/html/rfc4566#ref-9" text:style-name="Internet_20_link" text:visited-style-name="Visited_20_Internet_20_Link">9</text:a><text:span text:style-name="T4">]. <text:s/>It is not dependent on the charset</text:span></text:p>
      <text:p text:style-name="P7"><text:s text:c="9"/><text:span text:style-name="T1">attribute. <text:s/>A "lang" attribute SHOULD be specified when a</text:span></text:p>
      <text:p text:style-name="P7"><text:s text:c="9"/><text:span text:style-name="T1">session is of sufficient scope to cross geographic boundaries</text:span></text:p>
      <text:p text:style-name="P7"><text:s text:c="9"/><text:span text:style-name="T1">where the language of recipients cannot be assumed, or where</text:span></text:p>
      <text:p text:style-name="P7"><text:s text:c="9"/><text:span text:style-name="T1">the session is in a different language from the locally assumed</text:span></text:p>
      <text:p text:style-name="P7"><text:s text:c="9"/><text:span text:style-name="T1">norm.</text:span></text:p>
      <text:p text:style-name="P5"/>
      <text:p text:style-name="P7"><text:s text:c="6"/><text:span text:style-name="T1">a=framerate:&lt;frame rate&gt;</text:span></text:p>
      <text:p text:style-name="P5"/>
      <text:p text:style-name="P7"><text:s text:c="9"/><text:span text:style-name="T1">This gives the maximum video frame rate in frames/sec. <text:s/>It is</text:span></text:p>
      <text:p text:style-name="P7"><text:s text:c="9"/><text:span text:style-name="T1">intended as a recommendation for the encoding of video data.</text:span></text:p>
      <text:p text:style-name="P7"><text:s text:c="9"/><text:span text:style-name="T1">Decimal representations of fractional values using the notation</text:span></text:p>
      <text:p text:style-name="P7"><text:s text:c="9"/><text:span text:style-name="T1">"&lt;integer&gt;.&lt;fraction&gt;" are allowed. <text:s/>It is a media-level</text:span></text:p>
      <text:p text:style-name="P7"><text:s text:c="9"/><text:span text:style-name="T1">attribute, defined only for video media, and it is not</text:span></text:p>
      <text:p text:style-name="P7"><text:s text:c="9"/><text:span text:style-name="T1">dependent on charset.</text:span></text:p>
      <text:p text:style-name="P5"/>
      <text:p text:style-name="P7"><text:s text:c="6"/><text:span text:style-name="T1">a=quality:&lt;quality&gt;</text:span></text:p>
      <text:p text:style-name="P5"/>
      <text:p text:style-name="P7"><text:s text:c="9"/><text:span text:style-name="T1">This gives a suggestion for the quality of the encoding as an</text:span></text:p>
      <text:p text:style-name="P7"><text:s text:c="9"/><text:span text:style-name="T1">integer value. <text:s/>The intention of the quality attribute for</text:span></text:p>
      <text:p text:style-name="P7"><text:s text:c="9"/><text:span text:style-name="T1">video is to specify a non-default trade-off between frame-rate</text:span></text:p>
      <text:p text:style-name="P7"><text:s text:c="9"/><text:span text:style-name="T1">and still-image quality. <text:s/>For video, the value is in the range</text:span></text:p>
      <text:p text:style-name="P7"><text:s text:c="9"/><text:span text:style-name="T1">0 to 10, with the following suggested meaning:</text:span></text:p>
      <text:p text:style-name="P5"/>
      <text:p text:style-name="P7"><text:s text:c="12"/><text:span text:style-name="T1">10 - the best still-image quality the compression scheme can</text:span></text:p>
      <text:p text:style-name="P7"><text:s text:c="17"/><text:span text:style-name="T1">give.</text:span></text:p>
      <text:p text:style-name="P7"><text:s text:c="12"/><text:span text:style-name="T1">5 <text:s/>- the default behaviour given no quality suggestion.</text:span></text:p>
      <text:p text:style-name="P7"><text:s text:c="12"/><text:span text:style-name="T1">0 <text:s/>- the worst still-image quality the codec designer thinks</text:span></text:p>
      <text:p text:style-name="P7"><text:s text:c="17"/><text:span text:style-name="T1">is still usable.</text:span></text:p>
      <text:p text:style-name="P5"/>
      <text:p text:style-name="P7"><text:s text:c="9"/><text:span text:style-name="T1">It is a media-level attribute, and it is not dependent on</text:span></text:p>
      <text:p text:style-name="P7"><text:s text:c="9"/><text:span text:style-name="T1">charset.</text:span></text:p>
      <text:p text:style-name="P5"/>
      <text:p text:style-name="P7"><text:s text:c="6"/><text:span text:style-name="T1">a=fmtp:&lt;format&gt; &lt;format specific parameters&gt;</text:span></text:p>
      <text:p text:style-name="P5"/>
      <text:p text:style-name="P7"><text:s text:c="9"/><text:span text:style-name="T1">This attribute allows parameters that are specific to a</text:span></text:p>
      <text:p text:style-name="P7"><text:s text:c="9"/><text:span text:style-name="T1">particular format to be conveyed in a way that SDP does not</text:span></text:p>
      <text:p text:style-name="P7"><text:s text:c="9"/><text:span text:style-name="T1">have to understand them. <text:s/>The format must be one of the formats</text:span></text:p>
      <text:p text:style-name="P7"><text:s text:c="9"/><text:span text:style-name="T1">specified for the media. <text:s/>Format-specific parameters may be any</text:span></text:p>
      <text:p text:style-name="P7"><text:s text:c="9"/><text:span text:style-name="T1">set of parameters required to be conveyed by SDP and given</text:span></text:p>
      <text:p text:style-name="P5"/>
      <text:p text:style-name="P5"/>
      <text:p text:style-name="P5"/>
      <text:p text:style-name="P7"><text:s text:c="9"/><text:span text:style-name="T1">unchanged to the media tool that will use this format. <text:s/>At most</text:span></text:p>
      <text:p text:style-name="P7"><text:s text:c="9"/><text:span text:style-name="T1">one instance of this attribute is allowed for each format.</text:span></text:p>
      <text:p text:style-name="P5"/>
      <text:p text:style-name="P7"><text:s text:c="9"/><text:span text:style-name="T1">It is a media-level attribute, and it is not dependent on</text:span></text:p>
      <text:p text:style-name="P7"><text:s text:c="9"/><text:span text:style-name="T1">charset.</text:span></text:p>
      <text:p text:style-name="P2">createOffer</text:p>
      <text:p text:style-name="P5"/>
      <text:p text:style-name="P5"><text:soft-page-break/></text:p>
      <text:p text:style-name="P7"><text:s text:c="3"/><text:span text:style-name="T1">The createOffer method generates a blob of SDP that contains a</text:span></text:p>
      <text:p text:style-name="P5"><text:span text:style-name="T5"><text:s text:c="3"/></text:span><text:span text:style-name="T4">[</text:span><text:a xlink:type="simple" xlink:href="https://tools.ietf.org/html/rfc3264" text:style-name="Internet_20_link" text:visited-style-name="Visited_20_Internet_20_Link">RFC3264</text:a><text:span text:style-name="T4">] offer with the supported configurations for the session,</text:span></text:p>
      <text:p text:style-name="P7"><text:s text:c="3"/><text:span text:style-name="T1">including descriptions of the local MediaStreams attached to this</text:span></text:p>
      <text:p text:style-name="P7"><text:s text:c="3"/><text:span text:style-name="T1">PeerConnection, the codec/RTP/RTCP options supported by this</text:span></text:p>
      <text:p text:style-name="P7"><text:s text:c="3"/><text:span text:style-name="T1">implementation, and any candidates that have been gathered by the ICE</text:span></text:p>
      <text:p text:style-name="P7"><text:s text:c="3"/><text:span text:style-name="T1">Agent. <text:s/>A constraints parameters may be supplied to provide</text:span></text:p>
      <text:p text:style-name="P7"><text:s text:c="3"/><text:span text:style-name="T1">additional control over the generated offer. <text:s/>This constraints</text:span></text:p>
      <text:p text:style-name="P7"><text:s text:c="3"/><text:span text:style-name="T1">parameter should allow for the following manipulations to be</text:span></text:p>
      <text:p text:style-name="P7"><text:s text:c="3"/><text:span text:style-name="T1">performed:</text:span></text:p>
      <text:p text:style-name="P7"><text:s text:c="3"/><text:span text:style-name="T1">o <text:s/>To indicate support for a media type even if no MediaStreamTracks</text:span></text:p>
      <text:p text:style-name="P7"><text:s text:c="6"/><text:span text:style-name="T1">of that type have been added to the session (e.g., an audio call</text:span></text:p>
      <text:p text:style-name="P7"><text:s text:c="6"/><text:span text:style-name="T1">that wants to receive video.)</text:span></text:p>
      <text:p text:style-name="P7"><text:s text:c="3"/><text:span text:style-name="T1">o <text:s/>To trigger an ICE restart, for the purpose of reestablishing</text:span></text:p>
      <text:p text:style-name="P5"><text:span text:style-name="T5"><text:s text:c="6"/></text:span><text:span text:style-name="T4">connectivity.</text:span></text:p>
      <text:p text:style-name="P5"/>
      <text:p text:style-name="P7"><text:s text:c="3"/><text:span text:style-name="T1">o <text:s/>For re-offer cases, to request an offer that contains the full set</text:span></text:p>
      <text:p text:style-name="P7"><text:s text:c="6"/><text:span text:style-name="T1">of supported capabilities, as opposed to just the currently</text:span></text:p>
      <text:p text:style-name="P7"><text:s text:c="6"/><text:span text:style-name="T1">negotiated parameters.</text:span></text:p>
      <text:p text:style-name="P5"/>
      <text:p text:style-name="P7"><text:s text:c="3"/><text:span text:style-name="T1">In the initial offer, the generated SDP will contain all desired</text:span></text:p>
      <text:p text:style-name="P7"><text:s text:c="3"/><text:span text:style-name="T1">functionality for the session (certain parts that are supported but</text:span></text:p>
      <text:p text:style-name="P7"><text:s text:c="3"/><text:span text:style-name="T1">not desired by default may be omitted); for each SDP line, the</text:span></text:p>
      <text:p text:style-name="P7"><text:s text:c="3"/><text:span text:style-name="T1">generation of the SDP must follow the process defined for generating</text:span></text:p>
      <text:p text:style-name="P5"><text:span text:style-name="T5"><text:s text:c="3"/></text:span><text:span text:style-name="T4">an initial offer from the document (listed in </text:span><text:a xlink:type="simple" xlink:href="https://tools.ietf.org/html/draft-ietf-rtcweb-jsep-03#section-4.1" text:style-name="Internet_20_link" text:visited-style-name="Visited_20_Internet_20_Link">Section 4.1</text:a><text:span text:style-name="T4">) that</text:span></text:p>
      <text:p text:style-name="P7"><text:s text:c="3"/><text:span text:style-name="T1">specifies the given SDP line.</text:span></text:p>
      <text:p text:style-name="P5"/>
      <text:p text:style-name="P7"><text:s text:c="3"/><text:span text:style-name="T1">In the event createOffer is called after the session is established,</text:span></text:p>
      <text:p text:style-name="P7"><text:s text:c="3"/><text:span text:style-name="T1">createOffer will generate an offer to modify the current session</text:span></text:p>
      <text:p text:style-name="P7"><text:s text:c="3"/><text:span text:style-name="T1">based on any changes that have been made to the session, e.g. adding</text:span></text:p>
      <text:p text:style-name="P7"><text:s text:c="3"/><text:span text:style-name="T1">or removing MediaStreams, or requesting an ICE restart. <text:s/>For each</text:span></text:p>
      <text:p text:style-name="P7"><text:s text:c="3"/><text:span text:style-name="T1">existing stream, the generation of each SDP line must follow the</text:span></text:p>
      <text:p text:style-name="P7"><text:s text:c="3"/><text:span text:style-name="T1">process defined for generating an updated offer from the document</text:span></text:p>
      <text:p text:style-name="P7"><text:s text:c="3"/><text:span text:style-name="T1">that specfies the given SDP line. <text:s/>For each new stream, the</text:span></text:p>
      <text:p text:style-name="P7"><text:s text:c="3"/><text:span text:style-name="T1">generation of the SDP must follow the process of generating an</text:span></text:p>
      <text:p text:style-name="P7"><text:s text:c="3"/><text:span text:style-name="T1">initial offer, as mentioned above. <text:s/>If no changes have been made, or</text:span></text:p>
      <text:p text:style-name="P7"><text:s text:c="3"/><text:span text:style-name="T1">for SDP lines that are unaffected by the requested changes, the offer</text:span></text:p>
      <text:p text:style-name="P7"><text:s text:c="3"/><text:span text:style-name="T1">will only contain the parameters negotiated by the last offer-answer</text:span></text:p>
      <text:p text:style-name="P7"><text:s text:c="3"/><text:span text:style-name="T1">exchange.</text:span></text:p>
      <text:p text:style-name="P5"/>
      <text:p text:style-name="P7"><text:s text:c="3"/><text:span text:style-name="T1">Session descriptions generated by createOffer must be immediately</text:span></text:p>
      <text:p text:style-name="P7"><text:s text:c="3"/><text:span text:style-name="T1">usable by setLocalDescription; if a system has limited resources</text:span></text:p>
      <text:p text:style-name="P7"><text:s text:c="3"/><text:span text:style-name="T1">(e.g. a finite number of decoders), createOffer should return an</text:span></text:p>
      <text:p text:style-name="P7"><text:s text:c="3"/><text:span text:style-name="T1">offer that reflects the current state of the system, so that</text:span></text:p>
      <text:p text:style-name="P7"><text:s text:c="3"/><text:span text:style-name="T1">setLocalDescription will succeed when it attempts to acquire those</text:span></text:p>
      <text:p text:style-name="P7"><text:s text:c="3"/><text:span text:style-name="T1">resources. <text:s/>Because this method may need to inspect the system state</text:span></text:p>
      <text:p text:style-name="P7"><text:s text:c="3"/><text:span text:style-name="T1">to determine the currently available resources, it may be implemented</text:span></text:p>
      <text:p text:style-name="P7"><text:s text:c="3"/><text:span text:style-name="T1">as an async operation.</text:span></text:p>
      <text:p text:style-name="P5"/>
      <text:p text:style-name="P7"><text:s text:c="3"/><text:span text:style-name="T1">Calling this method may do things such as generate new ICE</text:span></text:p>
      <text:p text:style-name="P7"><text:s text:c="3"/><text:span text:style-name="T1">credentials, but does not result in candidate gathering, or cause</text:span></text:p>
      <text:p text:style-name="P7"><text:s text:c="3"/><text:span text:style-name="T1">media to start or stop flowing.</text:span></text:p>
      <text:p text:style-name="P5"/>
      <text:p text:style-name="P12"><text:a xlink:type="simple" xlink:href="https://tools.ietf.org/html/draft-ietf-rtcweb-jsep-03#section-4.2.2" office:name="section-4.2.2" text:style-name="Internet_20_link" text:visited-style-name="Visited_20_Internet_20_Link"><text:span text:style-name="T2">4.2.2</text:span></text:a><text:span text:style-name="T3">. <text:s/>createAnswer</text:span></text:p>
      <text:p text:style-name="P5"/>
      <text:p text:style-name="P5"/>
      <text:p text:style-name="P7"><text:s text:c="3"/><text:span text:style-name="T1">The createAnswer method generates a blob of SDP that contains a</text:span></text:p>
      <text:p text:style-name="P5"><text:span text:style-name="T5"><text:s text:c="3"/></text:span><text:span text:style-name="T4">[</text:span><text:a xlink:type="simple" xlink:href="https://tools.ietf.org/html/rfc3264" text:style-name="Internet_20_link" text:visited-style-name="Visited_20_Internet_20_Link">RFC3264</text:a><text:span text:style-name="T4">] SDP answer with the supported configuration for the session</text:span></text:p>
      <text:p text:style-name="P7"><text:s text:c="3"/><text:span text:style-name="T1">that is compatible with the parameters supplied in the offer. <text:s/>Like</text:span></text:p>
      <text:p text:style-name="P7"><text:s text:c="3"/><text:span text:style-name="T1">createOffer, the returned blob contains descriptions of the local</text:span></text:p>
      <text:p text:style-name="P7"><text:s text:c="3"/><text:span text:style-name="T1">MediaStreams attached to this PeerConnection, the codec/RTP/RTCP</text:span></text:p>
      <text:p text:style-name="P7"><text:s text:c="3"/><text:span text:style-name="T1">options negotiated for this session, and any candidates that have</text:span></text:p>
      <text:p text:style-name="P7"><text:s text:c="3"/><text:span text:style-name="T1">been gathered by the ICE Agent. <text:s/>A constraints parameter may be</text:span></text:p>
      <text:p text:style-name="P7"><text:soft-page-break/><text:s text:c="3"/><text:span text:style-name="T1">supplied to provide additional control over the generated answer.</text:span></text:p>
      <text:p text:style-name="P5"/>
      <text:p text:style-name="P7"><text:s text:c="3"/><text:span text:style-name="T1">As an answer, the generated SDP will contain a specific configuration</text:span></text:p>
      <text:p text:style-name="P7"><text:s text:c="3"/><text:span text:style-name="T1">that specifies how the media plane should be established; for each</text:span></text:p>
      <text:p text:style-name="P7"><text:s text:c="3"/><text:span text:style-name="T1">SDP line, the generation of the SDP must follow the process defined</text:span></text:p>
      <text:p text:style-name="P7"><text:s text:c="3"/><text:span text:style-name="T1">for generating an answer from the document that specifies the given</text:span></text:p>
      <text:p text:style-name="P7"><text:s text:c="3"/><text:span text:style-name="T1">SDP line.</text:span></text:p>
      <text:p text:style-name="P5"/>
      <text:p text:style-name="P7"><text:s text:c="3"/><text:span text:style-name="T1">Session descriptions generated by createAnswer must be immediately</text:span></text:p>
      <text:p text:style-name="P7"><text:s text:c="3"/><text:span text:style-name="T1">usable by setLocalDescription; like createOffer, the returned</text:span></text:p>
      <text:p text:style-name="P7"><text:s text:c="3"/><text:span text:style-name="T1">description should reflect the current state of the system. <text:s/>Because</text:span></text:p>
      <text:p text:style-name="P7"><text:s text:c="3"/><text:span text:style-name="T1">this method may need to inspect the system state to determine the</text:span></text:p>
      <text:p text:style-name="P7"><text:s text:c="3"/><text:span text:style-name="T1">currently available resources, it may need to be implemented as an</text:span></text:p>
      <text:p text:style-name="P7"><text:s text:c="3"/><text:span text:style-name="T1">async operation.</text:span></text:p>
      <text:p text:style-name="P5"/>
      <text:p text:style-name="P7"><text:s text:c="3"/><text:span text:style-name="T1">Calling this method may do things such as generate new ICE</text:span></text:p>
      <text:p text:style-name="P7"><text:s text:c="3"/><text:span text:style-name="T1">credentials, but does not trigger candidate gathering or change media</text:span></text:p>
      <text:p text:style-name="P7"><text:s text:c="3"/><text:span text:style-name="T1">state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9:41:24.053855516</meta:creation-date>
    <dc:date>2019-09-04T21:46:01.784034112</dc:date>
    <meta:editing-duration>P1DT10H22M56S</meta:editing-duration>
    <meta:editing-cycles>2</meta:editing-cycles>
    <meta:generator>LibreOffice/6.0.7.3$MacOSX_X86_64 LibreOffice_project/dc89aa7a9eabfd848af146d5086077aeed2ae4a5</meta:generator>
    <meta:document-statistic meta:table-count="0" meta:image-count="0" meta:object-count="0" meta:page-count="16" meta:paragraph-count="737" meta:word-count="6380" meta:character-count="43433" meta:non-whitespace-character-count="33246"/>
  </office:meta>
</office:document-meta>
</file>